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fo:margin-left="2.99cm" fo:margin-right="0.011cm" table:align="margins"/>
    </style:style>
    <style:style style:name="Table3.A" style:family="table-column">
      <style:table-column-properties style:rel-column-width="9056*"/>
    </style:style>
    <style:style style:name="Table3.B" style:family="table-column">
      <style:table-column-properties style:rel-column-width="13580*"/>
    </style:style>
    <style:style style:name="Table3.C" style:family="table-column">
      <style:table-column-properties style:rel-column-width="14571*"/>
    </style:style>
    <style:style style:name="Table3.D" style:family="table-column">
      <style:table-column-properties style:rel-column-width="12669*"/>
    </style:style>
    <style:style style:name="Table3.E" style:family="table-column">
      <style:table-column-properties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6" style:family="paragraph" style:parent-style-name="Standard">
      <style:paragraph-properties fo:text-align="justify"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1" style:family="paragraph" style:parent-style-name="Subtitle">
      <style:paragraph-properties fo:padding="0.074cm" fo:border-left="none" fo:border-right="none" fo:border-top="none" fo:border-bottom="0.035cm solid #000000" style:join-border="false"/>
      <style:text-properties style:font-name="Optima1"/>
    </style:style>
    <style:style style:name="P12"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3" style:family="paragraph" style:parent-style-name="Table_20_Contents">
      <style:text-properties style:font-name="Optima1" fo:font-size="10pt" style:font-size-asian="10pt" style:font-size-complex="10pt"/>
    </style:style>
    <style:style style:name="P14" style:family="paragraph" style:parent-style-name="Heading_20_3">
      <style:paragraph-properties fo:break-before="page"/>
    </style:style>
    <style:style style:name="P15" style:family="paragraph" style:parent-style-name="Text_20_body">
      <style:paragraph-properties fo:break-before="page"/>
    </style:style>
    <style:style style:name="P16"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7" style:family="paragraph" style:parent-style-name="Standard">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style>
    <style:style style:name="P19"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20"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1"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2" style:family="paragraph" style:parent-style-name="List">
      <style:paragraph-properties fo:margin-left="3.752cm" fo:margin-right="0cm" fo:text-indent="0cm" style:auto-text-indent="false">
        <style:tab-stops>
          <style:tab-stop style:position="0.665cm"/>
        </style:tab-stops>
      </style:paragraph-properties>
    </style:style>
    <style:style style:name="P23" style:family="paragraph" style:parent-style-name="Text_20_body">
      <style:paragraph-properties fo:margin-left="3.752cm" fo:margin-right="0cm" fo:text-indent="0cm" style:auto-text-indent="false"/>
    </style:style>
    <style:style style:name="P24" style:family="paragraph" style:parent-style-name="Text_20_body">
      <style:paragraph-properties fo:margin-left="3.752cm" fo:margin-right="0cm" fo:text-indent="0cm" style:auto-text-indent="false">
        <style:tab-stops>
          <style:tab-stop style:position="0.69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7"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8"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9" style:family="paragraph" style:parent-style-name="Standard">
      <style:paragraph-properties fo:margin-left="3.009cm" fo:margin-right="0cm" fo:text-indent="0cm" style:auto-text-indent="false"/>
    </style:style>
    <style:style style:name="P30" style:family="paragraph" style:parent-style-name="Code">
      <style:paragraph-properties fo:margin-left="3.009cm" fo:margin-right="0cm" fo:text-indent="0cm" style:auto-text-indent="false"/>
    </style:style>
    <style:style style:name="P31" style:family="paragraph" style:parent-style-name="Heading_20_3">
      <style:paragraph-properties fo:text-align="start" style:justify-single-word="false"/>
    </style:style>
    <style:style style:name="P32" style:family="paragraph" style:parent-style-name="Heading_20_3">
      <style:text-properties style:text-underline-style="solid" style:text-underline-width="auto" style:text-underline-color="font-color"/>
    </style:style>
    <style:style style:name="P33" style:family="paragraph" style:parent-style-name="Heading_20_3">
      <style:paragraph-properties fo:margin-left="3.002cm" fo:margin-right="0cm" fo:text-indent="0cm" style:auto-text-indent="false"/>
    </style:style>
    <style:style style:name="P34" style:family="paragraph" style:parent-style-name="Text_20_body">
      <style:paragraph-properties fo:margin-left="3.002cm" fo:margin-right="0cm" fo:text-indent="0cm" style:auto-text-indent="false"/>
    </style:style>
    <style:style style:name="P35" style:family="paragraph" style:parent-style-name="Heading_20_3">
      <style:paragraph-properties fo:margin-top="0.3cm" fo:margin-bottom="0.42cm"/>
    </style:style>
    <style:style style:name="P36"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7" style:family="paragraph" style:parent-style-name="Code">
      <style:text-properties style:use-window-font-color="true" style:font-name="Monaco1" fo:font-size="9pt" style:font-name-asian="Helvetica" style:font-size-asian="9pt" style:font-name-complex="Helvetica" style:font-size-complex="9pt"/>
    </style:style>
    <style:style style:name="P38" style:family="paragraph" style:parent-style-name="Code">
      <style:paragraph-properties fo:line-height="100%"/>
    </style:style>
    <style:style style:name="P39" style:family="paragraph" style:parent-style-name="Code">
      <style:text-properties fo:background-color="transparent"/>
    </style:style>
    <style:style style:name="P40" style:family="paragraph" style:parent-style-name="Code">
      <style:text-properties fo:font-size="8pt" style:font-size-asian="8pt" style:font-size-complex="8pt"/>
    </style:style>
    <style:style style:name="P41" style:family="paragraph" style:parent-style-name="Code">
      <style:paragraph-properties fo:margin-top="0cm" fo:margin-bottom="0.4cm"/>
    </style:style>
    <style:style style:name="P42" style:family="paragraph" style:parent-style-name="Code">
      <style:paragraph-properties fo:margin-top="0cm" fo:margin-bottom="0cm"/>
    </style:style>
    <style:style style:name="P43"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4" style:family="paragraph" style:parent-style-name="Code" style:master-page-name="">
      <style:paragraph-properties fo:margin-top="0cm" fo:margin-bottom="0cm" style:page-number="auto">
        <style:tab-stops/>
      </style:paragraph-properties>
    </style:style>
    <style:style style:name="P45" style:family="paragraph" style:parent-style-name="List">
      <style:text-properties fo:color="#000000" style:font-name="Optima1" fo:font-size="10pt" style:font-name-asian="Tahoma4" style:font-size-asian="10pt" style:font-name-complex="Tahoma4" style:font-size-complex="10pt"/>
    </style:style>
    <style:style style:name="P46" style:family="paragraph" style:parent-style-name="List">
      <style:paragraph-properties fo:margin-left="2.341cm" fo:margin-right="0cm" fo:text-indent="0cm" style:auto-text-indent="false"/>
    </style:style>
    <style:style style:name="P47" style:family="paragraph" style:parent-style-name="List">
      <style:paragraph-properties fo:margin-left="2.501cm" fo:margin-right="0cm" fo:text-indent="0cm" style:auto-text-indent="false"/>
    </style:style>
    <style:style style:name="P48" style:family="paragraph" style:parent-style-name="List">
      <style:paragraph-properties fo:margin-left="2.501cm" fo:margin-right="0cm" fo:text-indent="0cm" style:auto-text-indent="false">
        <style:tab-stops>
          <style:tab-stop style:position="0.665cm"/>
        </style:tab-stops>
      </style:paragraph-properties>
    </style:style>
    <style:style style:name="P49" style:family="paragraph" style:parent-style-name="List">
      <style:paragraph-properties fo:margin-left="3.752cm" fo:margin-right="0cm" fo:text-indent="-0.032cm" style:auto-text-indent="false">
        <style:tab-stops>
          <style:tab-stop style:position="0.665cm"/>
        </style:tab-stops>
      </style:paragraph-properties>
    </style:style>
    <style:style style:name="P50"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1"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52" style:family="paragraph" style:parent-style-name="Text_20_body">
      <style:text-properties style:text-underline-style="solid" style:text-underline-width="auto" style:text-underline-color="font-color"/>
    </style:style>
    <style:style style:name="P53" style:family="paragraph" style:parent-style-name="Text_20_body">
      <style:text-properties style:text-underline-style="solid" style:text-underline-width="auto" style:text-underline-color="font-color" fo:font-weight="bold" style:font-weight-asian="bold" style:font-weight-complex="bold"/>
    </style:style>
    <style:style style:name="P54" style:family="paragraph" style:parent-style-name="Text_20_body">
      <style:paragraph-properties fo:text-align="start" style:justify-single-word="false"/>
    </style:style>
    <style:style style:name="P55" style:family="paragraph" style:parent-style-name="Text_20_body">
      <style:paragraph-properties fo:text-align="justify" style:justify-single-word="false"/>
    </style:style>
    <style:style style:name="P56" style:family="paragraph" style:parent-style-name="Text_20_body">
      <style:text-properties fo:font-weight="normal" style:font-weight-asian="normal" style:font-weight-complex="normal"/>
    </style:style>
    <style:style style:name="P57" style:family="paragraph" style:parent-style-name="Text_20_body">
      <style:text-properties fo:font-weight="bold" style:font-weight-asian="bold" style:font-weight-complex="bold"/>
    </style:style>
    <style:style style:name="P58" style:family="paragraph" style:parent-style-name="Text_20_body">
      <style:text-properties style:font-name="Monaco1" fo:font-size="9pt" style:font-size-asian="9pt" style:font-size-complex="9pt"/>
    </style:style>
    <style:style style:name="P59" style:family="paragraph" style:parent-style-name="Text_20_body">
      <style:paragraph-properties fo:margin-left="5.002cm" fo:margin-right="0cm" fo:text-indent="0cm" style:auto-text-indent="false"/>
    </style:style>
    <style:style style:name="P60" style:family="paragraph" style:parent-style-name="Text_20_body">
      <style:paragraph-properties fo:margin-left="3.013cm" fo:margin-right="0cm" fo:text-indent="0cm" style:auto-text-indent="false"/>
    </style:style>
    <style:style style:name="P61" style:family="paragraph" style:parent-style-name="Text_20_body">
      <style:paragraph-properties fo:margin-left="3cm" fo:margin-right="0cm" fo:text-indent="0cm" style:auto-text-indent="false"/>
    </style:style>
    <style:style style:name="P62" style:family="paragraph" style:parent-style-name="Text_20_body">
      <style:paragraph-properties fo:margin-left="3cm" fo:margin-right="0cm" fo:text-indent="0cm" style:auto-text-indent="false" fo:background-color="transparent">
        <style:background-image/>
      </style:paragraph-properties>
    </style:style>
    <style:style style:name="P63"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64"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65" style:family="paragraph" style:parent-style-name="Text_20_body">
      <style:paragraph-properties fo:margin-left="3.752cm" fo:margin-right="0cm" fo:text-indent="0.032cm" style:auto-text-indent="false">
        <style:tab-stops/>
      </style:paragraph-properties>
    </style:style>
    <style:style style:name="P66" style:family="paragraph" style:parent-style-name="Text_20_body">
      <style:paragraph-properties fo:margin-left="4.979cm" fo:margin-right="0cm" fo:text-indent="-1.207cm" style:auto-text-indent="false">
        <style:tab-stops/>
      </style:paragraph-properties>
    </style:style>
    <style:style style:name="P67" style:family="paragraph" style:parent-style-name="Text_20_body">
      <style:paragraph-properties fo:margin-left="3.043cm" fo:margin-right="0cm" fo:text-align="start" style:justify-single-word="false" fo:text-indent="0cm" style:auto-text-indent="false"/>
    </style:style>
    <style:style style:name="P68" style:family="paragraph" style:parent-style-name="Contents_20_2">
      <style:paragraph-properties>
        <style:tab-stops>
          <style:tab-stop style:position="14.589cm" style:type="right" style:leader-style="dotted" style:leader-text="."/>
        </style:tab-stops>
      </style:paragraph-properties>
    </style:style>
    <style:style style:name="P69"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70" style:family="paragraph" style:parent-style-name="Heading_20_4">
      <style:paragraph-properties fo:margin-left="2.358cm" fo:margin-right="0cm" fo:text-indent="0cm" style:auto-text-indent="false"/>
    </style:style>
    <style:style style:name="P71" style:family="paragraph" style:parent-style-name="Heading_20_4">
      <style:paragraph-properties fo:margin-left="2.388cm" fo:margin-right="0cm" fo:text-indent="0cm" style:auto-text-indent="false"/>
    </style:style>
    <style:style style:name="P72" style:family="paragraph" style:parent-style-name="Heading_20_4">
      <style:paragraph-properties fo:margin-left="2.327cm" fo:margin-right="0cm" fo:text-indent="0cm" style:auto-text-indent="false"/>
    </style:style>
    <style:style style:name="P73" style:family="paragraph" style:parent-style-name="Heading_20_4">
      <style:paragraph-properties fo:margin-left="2.45cm" fo:margin-right="0cm" fo:text-indent="0cm" style:auto-text-indent="false"/>
    </style:style>
    <style:style style:name="P74" style:family="paragraph" style:parent-style-name="Heading_20_4">
      <style:paragraph-properties fo:margin-left="2.42cm" fo:margin-right="0cm" fo:text-indent="0cm" style:auto-text-indent="false"/>
    </style:style>
    <style:style style:name="P75" style:family="paragraph" style:parent-style-name="Standard" style:master-page-name="Index">
      <style:paragraph-properties style:page-number="auto"/>
    </style:style>
    <style:style style:name="P76" style:family="paragraph" style:parent-style-name="Standard" style:list-style-name="L5"/>
    <style:style style:name="P77" style:family="paragraph" style:parent-style-name="Standard" style:list-style-name="L10">
      <style:paragraph-properties fo:margin-left="5.002cm" fo:margin-right="0cm" fo:text-indent="-0.635cm" style:auto-text-indent="false"/>
    </style:style>
    <style:style style:name="P78" style:family="paragraph" style:parent-style-name="Standard" style:list-style-name="L10">
      <style:paragraph-properties fo:margin-left="5.002cm" fo:margin-right="0cm" fo:text-align="start" style:justify-single-word="false" fo:text-indent="-0.635cm" style:auto-text-indent="false"/>
    </style:style>
    <style:style style:name="P79" style:family="paragraph" style:parent-style-name="List" style:list-style-name="L1">
      <style:paragraph-properties fo:margin-left="3.752cm" fo:margin-right="0cm" fo:text-indent="0cm" style:auto-text-indent="false"/>
    </style:style>
    <style:style style:name="P80" style:family="paragraph" style:parent-style-name="List" style:list-style-name="L4">
      <style:paragraph-properties fo:margin-left="3.752cm" fo:margin-right="0cm" fo:text-indent="0cm" style:auto-text-indent="false"/>
    </style:style>
    <style:style style:name="P81" style:family="paragraph" style:parent-style-name="List" style:list-style-name="L5">
      <style:paragraph-properties fo:margin-left="3.752cm" fo:margin-right="0cm" fo:text-indent="0cm" style:auto-text-indent="false"/>
    </style:style>
    <style:style style:name="P82" style:family="paragraph" style:parent-style-name="List" style:list-style-name="L6">
      <style:paragraph-properties fo:margin-left="3.752cm" fo:margin-right="0cm" fo:text-indent="0cm" style:auto-text-indent="false"/>
    </style:style>
    <style:style style:name="P83" style:family="paragraph" style:parent-style-name="List" style:list-style-name="L7">
      <style:paragraph-properties fo:margin-left="3.752cm" fo:margin-right="0cm" fo:text-indent="0cm" style:auto-text-indent="false"/>
    </style:style>
    <style:style style:name="P84" style:family="paragraph" style:parent-style-name="List" style:list-style-name="L8">
      <style:paragraph-properties fo:margin-left="3.752cm" fo:margin-right="0cm" fo:text-indent="0cm" style:auto-text-indent="false"/>
    </style:style>
    <style:style style:name="P85" style:family="paragraph" style:parent-style-name="List" style:list-style-name="L15">
      <style:paragraph-properties fo:margin-left="3.752cm" fo:margin-right="0cm" fo:text-indent="0cm" style:auto-text-indent="false"/>
    </style:style>
    <style:style style:name="P86" style:family="paragraph" style:parent-style-name="List" style:list-style-name="L16">
      <style:paragraph-properties fo:margin-left="3.752cm" fo:margin-right="0cm" fo:text-indent="0cm" style:auto-text-indent="false"/>
    </style:style>
    <style:style style:name="P87" style:family="paragraph" style:parent-style-name="List" style:list-style-name="L16">
      <style:paragraph-properties fo:margin-left="2.341cm" fo:margin-right="0cm" fo:text-indent="0cm" style:auto-text-indent="false"/>
    </style:style>
    <style:style style:name="P88" style:family="paragraph" style:parent-style-name="Heading_20_2">
      <style:paragraph-properties fo:break-before="page"/>
    </style:style>
    <style:style style:name="P89" style:family="paragraph" style:parent-style-name="Heading_20_TOC" style:master-page-name="Index">
      <style:paragraph-properties style:page-number="auto"/>
    </style:style>
    <style:style style:name="P90" style:family="paragraph" style:parent-style-name="Text_20_body" style:list-style-name="L4">
      <style:paragraph-properties fo:margin-left="5.002cm" fo:margin-right="0cm" fo:text-align="start" style:justify-single-word="false" fo:text-indent="0cm" style:auto-text-indent="false"/>
    </style:style>
    <style:style style:name="P91" style:family="paragraph" style:parent-style-name="Text_20_body" style:list-style-name="L9">
      <style:paragraph-properties fo:margin-left="3.752cm" fo:margin-right="0cm" fo:text-indent="-0.032cm" style:auto-text-indent="false">
        <style:tab-stops/>
      </style:paragraph-properties>
    </style:style>
    <style:style style:name="P92" style:family="paragraph" style:parent-style-name="Text_20_body" style:list-style-name="L9">
      <style:paragraph-properties fo:margin-left="3.002cm" fo:margin-right="0cm" fo:text-indent="0cm" style:auto-text-indent="false"/>
    </style:style>
    <style:style style:name="P93" style:family="paragraph" style:parent-style-name="Text_20_body" style:list-style-name="L6">
      <style:paragraph-properties fo:margin-left="3.002cm" fo:margin-right="0cm" fo:text-indent="0cm" style:auto-text-indent="false"/>
    </style:style>
    <style:style style:name="P94" style:family="paragraph" style:parent-style-name="Text_20_body" style:list-style-name="L11">
      <style:paragraph-properties fo:margin-left="5.002cm" fo:margin-right="0cm" fo:text-indent="-0.635cm" style:auto-text-indent="false"/>
    </style:style>
    <style:style style:name="P95"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96"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97"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98"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99"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100" style:family="paragraph" style:parent-style-name="Text_20_body" style:list-style-name="L11">
      <style:paragraph-properties fo:margin-left="3.117cm" fo:margin-right="0cm" fo:text-indent="0cm" style:auto-text-indent="false"/>
    </style:style>
    <style:style style:name="P101" style:family="paragraph" style:parent-style-name="Text_20_body" style:list-style-name="L11">
      <style:paragraph-properties fo:margin-left="3.013cm" fo:margin-right="0cm" fo:text-indent="0cm" style:auto-text-indent="false"/>
    </style:style>
    <style:style style:name="P102" style:family="paragraph" style:parent-style-name="Text_20_body" style:list-style-name="L16">
      <style:paragraph-properties fo:margin-left="6.253cm" fo:margin-right="0cm" fo:text-indent="-0.635cm" style:auto-text-indent="false"/>
    </style:style>
    <style:style style:name="P103" style:family="paragraph" style:parent-style-name="Text_20_body" style:list-style-name="L16">
      <style:paragraph-properties fo:margin-left="3.752cm" fo:margin-right="0cm" fo:text-indent="-0.635cm" style:auto-text-indent="false"/>
    </style:style>
    <style:style style:name="P104" style:family="paragraph" style:parent-style-name="Text_20_body" style:list-style-name="L17">
      <style:paragraph-properties fo:margin-left="3cm" fo:margin-right="0cm" fo:text-indent="0cm" style:auto-text-indent="false"/>
    </style:style>
    <style:style style:name="P105" style:family="paragraph" style:parent-style-name="Footer" style:list-style-name="L1"/>
    <style:style style:name="P106" style:family="paragraph" style:parent-style-name="Heading_20_1" style:master-page-name="Standard">
      <style:paragraph-properties style:page-number="auto"/>
    </style:style>
    <style:style style:name="P107" style:family="paragraph" style:parent-style-name="Heading_20_1">
      <style:paragraph-properties fo:break-before="page"/>
    </style:style>
    <style:style style:name="P108" style:family="paragraph" style:parent-style-name="Table_20_Contents" style:list-style-name="L2"/>
    <style:style style:name="P109" style:family="paragraph" style:parent-style-name="Table_20_Contents" style:list-style-name="L3"/>
    <style:style style:name="P110" style:family="paragraph" style:parent-style-name="Table_20_Contents" style:list-style-name="L2">
      <style:paragraph-properties fo:margin-left="1.251cm" fo:margin-right="0cm" fo:text-indent="0cm" style:auto-text-indent="false"/>
    </style:style>
    <style:style style:name="P1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fo:font-size="9pt" style:font-size-asian="9pt" style:font-size-complex="9pt"/>
    </style:style>
    <style:style style:name="T12" style:family="text">
      <style:text-properties style:font-name="Monaco1" fo:font-size="9pt" fo:font-weight="normal" style:font-size-asian="9pt" style:font-weight-asian="normal" style:font-size-complex="9pt"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background-color="transparent"/>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font-name="Palatino2" fo:font-size="14pt" style:font-size-asian="14pt" style:font-size-complex="14pt"/>
    </style:style>
    <style:style style:name="T21" style:family="text">
      <style:text-properties style:text-underline-style="none"/>
    </style:style>
    <style:style style:name="T22"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10"/>
      <text:p text:style-name="P12">PacketFence<text:line-break/> – version 2.1.0</text:p>
      <text:p text:style-name="P11">Administration Guide</text:p>
      <text:p text:style-name="P3"/>
      <text:p text:style-name="P75">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1.0 – March 2011</text:p>
      <text:p text:style-name="Standard"/>
      <text:p text:style-name="P89">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9"><text:a xlink:type="simple" xlink:href="#__RefHeading__64237_1684072385" text:style-name="Index_20_Link" text:visited-style-name="Index_20_Link">Chapter 1<text:tab/>About this Guide <text:s text:c="2"/><text:tab/>6</text:a></text:p>
          <text:p text:style-name="P68"><text:a xlink:type="simple" xlink:href="#__RefHeading__4753_400627320" text:style-name="Index_20_Link" text:visited-style-name="Index_20_Link">Other sources of information <text:s text:c="2"/><text:tab/>6</text:a></text:p>
          <text:p text:style-name="P69"><text:a xlink:type="simple" xlink:href="#__RefHeading__4755_400627320" text:style-name="Index_20_Link" text:visited-style-name="Index_20_Link">Chapter 2<text:tab/>Introduction <text:s text:c="2"/><text:tab/>7</text:a></text:p>
          <text:p text:style-name="P68"><text:a xlink:type="simple" xlink:href="#__RefHeading__4887_676192730" text:style-name="Index_20_Link" text:visited-style-name="Index_20_Link">Features <text:s text:c="2"/><text:tab/>7</text:a></text:p>
          <text:p text:style-name="P68"><text:a xlink:type="simple" xlink:href="#__RefHeading__4908_1071192008" text:style-name="Index_20_Link" text:visited-style-name="Index_20_Link">Network Integration <text:s text:c="2"/><text:tab/>9</text:a></text:p>
          <text:p text:style-name="P68"><text:a xlink:type="simple" xlink:href="#__RefHeading__4889_676192730" text:style-name="Index_20_Link" text:visited-style-name="Index_20_Link">Components <text:s text:c="2"/><text:tab/>10</text:a></text:p>
          <text:p text:style-name="P69"><text:a xlink:type="simple" xlink:href="#__RefHeading__4757_400627320" text:style-name="Index_20_Link" text:visited-style-name="Index_20_Link">Chapter 3<text:tab/>System Requirements <text:s text:c="2"/><text:tab/>11</text:a></text:p>
          <text:p text:style-name="P68"><text:a xlink:type="simple" xlink:href="#__RefHeading__7255_1795821865" text:style-name="Index_20_Link" text:visited-style-name="Index_20_Link">Assumptions <text:s text:c="2"/><text:tab/>11</text:a></text:p>
          <text:p text:style-name="P68"><text:a xlink:type="simple" xlink:href="#__RefHeading__1805_664238303" text:style-name="Index_20_Link" text:visited-style-name="Index_20_Link">Minimum Hardware Requirements <text:s text:c="2"/><text:tab/>12</text:a></text:p>
          <text:p text:style-name="P68"><text:a xlink:type="simple" xlink:href="#__RefHeading__1807_664238303" text:style-name="Index_20_Link" text:visited-style-name="Index_20_Link">Operating System Requirements <text:s text:c="2"/><text:tab/>13</text:a></text:p>
          <text:p text:style-name="P69"><text:a xlink:type="simple" xlink:href="#__RefHeading__7257_1795821865" text:style-name="Index_20_Link" text:visited-style-name="Index_20_Link">Chapter 4<text:tab/>Installation <text:s text:c="2"/><text:tab/>14</text:a></text:p>
          <text:p text:style-name="P68"><text:a xlink:type="simple" xlink:href="#__RefHeading__1811_664238303" text:style-name="Index_20_Link" text:visited-style-name="Index_20_Link">OS Installation <text:s text:c="2"/><text:tab/>14</text:a></text:p>
          <text:p text:style-name="P68"><text:a xlink:type="simple" xlink:href="#__RefHeading__1813_664238303" text:style-name="Index_20_Link" text:visited-style-name="Index_20_Link">Software Download <text:s text:c="2"/><text:tab/>15</text:a></text:p>
          <text:p text:style-name="P68"><text:a xlink:type="simple" xlink:href="#__RefHeading__1815_664238303" text:style-name="Index_20_Link" text:visited-style-name="Index_20_Link">Software Installation <text:s text:c="2"/><text:tab/>15</text:a></text:p>
          <text:p text:style-name="P69"><text:a xlink:type="simple" xlink:href="#__RefHeading__1817_664238303" text:style-name="Index_20_Link" text:visited-style-name="Index_20_Link">Chapter 5<text:tab/>Configuration <text:s text:c="2"/><text:tab/>16</text:a></text:p>
          <text:p text:style-name="P68"><text:a xlink:type="simple" xlink:href="#__RefHeading__1819_664238303" text:style-name="Index_20_Link" text:visited-style-name="Index_20_Link">First Step <text:s text:c="2"/><text:tab/>16</text:a></text:p>
          <text:p text:style-name="P68"><text:a xlink:type="simple" xlink:href="#__RefHeading__4222_851406933" text:style-name="Index_20_Link" text:visited-style-name="Index_20_Link">Web-based Administration Interface <text:s text:c="2"/><text:tab/>16</text:a></text:p>
          <text:p text:style-name="P68"><text:a xlink:type="simple" xlink:href="#__RefHeading__4224_851406933" text:style-name="Index_20_Link" text:visited-style-name="Index_20_Link">Global configuration file (pf.conf) <text:s text:c="2"/><text:tab/>17</text:a></text:p>
          <text:p text:style-name="P68"><text:a xlink:type="simple" xlink:href="#__RefHeading__1821_664238303" text:style-name="Index_20_Link" text:visited-style-name="Index_20_Link">Apache Configuration <text:s text:c="2"/><text:tab/>17</text:a></text:p>
          <text:p text:style-name="P68"><text:a xlink:type="simple" xlink:href="#__RefHeading__10325_892139441" text:style-name="Index_20_Link" text:visited-style-name="Index_20_Link">SELinux <text:s text:c="2"/><text:tab/>17</text:a></text:p>
          <text:p text:style-name="P68"><text:a xlink:type="simple" xlink:href="#__RefHeading__1823_664238303" text:style-name="Index_20_Link" text:visited-style-name="Index_20_Link">Authentication (flat file, LDAP/AD, RADIUS) <text:s text:c="2"/><text:tab/>18</text:a></text:p>
          <text:p text:style-name="P68"><text:a xlink:type="simple" xlink:href="#__RefHeading__4226_851406933" text:style-name="Index_20_Link" text:visited-style-name="Index_20_Link">Network Device Definition (switches.conf) <text:s text:c="2"/><text:tab/>19</text:a></text:p>
          <text:p text:style-name="P68"><text:a xlink:type="simple" xlink:href="#__RefHeading__4228_851406933" text:style-name="Index_20_Link" text:visited-style-name="Index_20_Link">Default VLAN assignment <text:s text:c="2"/><text:tab/>21</text:a></text:p>
          <text:p text:style-name="P68"><text:a xlink:type="simple" xlink:href="#__RefHeading__8290_1385082861" text:style-name="Index_20_Link" text:visited-style-name="Index_20_Link">DHCP and DNS Server Configuration (networks.conf) <text:s text:c="2"/><text:tab/>23</text:a></text:p>
          <text:p text:style-name="P68"><text:a xlink:type="simple" xlink:href="#__RefHeading__10918_1231235898" text:style-name="Index_20_Link" text:visited-style-name="Index_20_Link">Production DHCP access <text:s text:c="2"/><text:tab/>26</text:a></text:p>
          <text:p text:style-name="P68"><text:a xlink:type="simple" xlink:href="#__RefHeading__8292_1385082861" text:style-name="Index_20_Link" text:visited-style-name="Index_20_Link">Routed Networks <text:s text:c="2"/><text:tab/>29</text:a></text:p>
          <text:p text:style-name="P68"><text:a xlink:type="simple" xlink:href="#__RefHeading__24248_1038895957" text:style-name="Index_20_Link" text:visited-style-name="Index_20_Link">FreeRADIUS Configuration <text:s text:c="2"/><text:tab/>31</text:a></text:p>
          <text:p text:style-name="P68"><text:soft-page-break/><text:a xlink:type="simple" xlink:href="#__RefHeading__10089_2111357785" text:style-name="Index_20_Link" text:visited-style-name="Index_20_Link">Starting PacketFence Services <text:s text:c="2"/><text:tab/>35</text:a></text:p>
          <text:p text:style-name="P68"><text:a xlink:type="simple" xlink:href="#__RefHeading__4230_851406933" text:style-name="Index_20_Link" text:visited-style-name="Index_20_Link">Log files <text:s text:c="2"/><text:tab/>35</text:a></text:p>
          <text:p text:style-name="P69"><text:a xlink:type="simple" xlink:href="#__RefHeading__4232_851406933" text:style-name="Index_20_Link" text:visited-style-name="Index_20_Link">Chapter 6<text:tab/>Configuration by example <text:s text:c="2"/><text:tab/>36</text:a></text:p>
          <text:p text:style-name="P68"><text:a xlink:type="simple" xlink:href="#__RefHeading__4234_851406933" text:style-name="Index_20_Link" text:visited-style-name="Index_20_Link">Assumptions <text:s text:c="2"/><text:tab/>36</text:a></text:p>
          <text:p text:style-name="P68"><text:a xlink:type="simple" xlink:href="#__RefHeading__4236_851406933" text:style-name="Index_20_Link" text:visited-style-name="Index_20_Link">Network Interfaces <text:s text:c="2"/><text:tab/>38</text:a></text:p>
          <text:p text:style-name="P68"><text:a xlink:type="simple" xlink:href="#__RefHeading__4238_851406933" text:style-name="Index_20_Link" text:visited-style-name="Index_20_Link">Switch Setup <text:s text:c="2"/><text:tab/>39</text:a></text:p>
          <text:p text:style-name="P68"><text:a xlink:type="simple" xlink:href="#__RefHeading__4240_851406933" text:style-name="Index_20_Link" text:visited-style-name="Index_20_Link">switches.conf <text:s text:c="2"/><text:tab/>40</text:a></text:p>
          <text:p text:style-name="P68"><text:a xlink:type="simple" xlink:href="#__RefHeading__4242_851406933" text:style-name="Index_20_Link" text:visited-style-name="Index_20_Link">pf.conf <text:s text:c="2"/><text:tab/>40</text:a></text:p>
          <text:p text:style-name="P68"><text:a xlink:type="simple" xlink:href="#__RefHeading__4244_851406933" text:style-name="Index_20_Link" text:visited-style-name="Index_20_Link">networks.conf <text:s text:c="2"/><text:tab/>42</text:a></text:p>
          <text:p text:style-name="P68"><text:a xlink:type="simple" xlink:href="#__RefHeading__4246_851406933" text:style-name="Index_20_Link" text:visited-style-name="Index_20_Link">DHCP and DNS Server Configuration <text:s text:c="2"/><text:tab/>42</text:a></text:p>
          <text:p text:style-name="P68"><text:a xlink:type="simple" xlink:href="#__RefHeading__4248_851406933" text:style-name="Index_20_Link" text:visited-style-name="Index_20_Link">FreeRADIUS <text:s text:c="2"/><text:tab/>43</text:a></text:p>
          <text:p text:style-name="P69"><text:a xlink:type="simple" xlink:href="#__RefHeading__4785_400627320" text:style-name="Index_20_Link" text:visited-style-name="Index_20_Link">Chapter 7<text:tab/>Optional components <text:s text:c="2"/><text:tab/>45</text:a></text:p>
          <text:p text:style-name="P68"><text:a xlink:type="simple" xlink:href="#__RefHeading__10091_2111357785" text:style-name="Index_20_Link" text:visited-style-name="Index_20_Link">Blocking malicious activities with violations <text:s text:c="2"/><text:tab/>45</text:a></text:p>
          <text:p text:style-name="P68"><text:a xlink:type="simple" xlink:href="#__RefHeading__10139_2111357785" text:style-name="Index_20_Link" text:visited-style-name="Index_20_Link">Conformity Scan (Nessus) <text:s text:c="2"/><text:tab/>49</text:a></text:p>
          <text:p text:style-name="P68"><text:a xlink:type="simple" xlink:href="#__RefHeading__4823_400627320" text:style-name="Index_20_Link" text:visited-style-name="Index_20_Link">Oinkmaster <text:s text:c="2"/><text:tab/>51</text:a></text:p>
          <text:p text:style-name="P68"><text:a xlink:type="simple" xlink:href="#__RefHeading__10920_1231235898" text:style-name="Index_20_Link" text:visited-style-name="Index_20_Link">Floating Network Devices <text:s text:c="2"/><text:tab/>52</text:a></text:p>
          <text:p text:style-name="P69"><text:a xlink:type="simple" xlink:href="#__RefHeading__10792_892139441" text:style-name="Index_20_Link" text:visited-style-name="Index_20_Link">Chapter 8<text:tab/>Operating System Best Practices <text:s text:c="2"/><text:tab/>54</text:a></text:p>
          <text:p text:style-name="P68"><text:a xlink:type="simple" xlink:href="#__RefHeading__10794_892139441" text:style-name="Index_20_Link" text:visited-style-name="Index_20_Link">Iptables <text:s text:c="2"/><text:tab/>54</text:a></text:p>
          <text:p text:style-name="P68"><text:a xlink:type="simple" xlink:href="#__RefHeading__10796_892139441" text:style-name="Index_20_Link" text:visited-style-name="Index_20_Link">Log Rotations <text:s text:c="2"/><text:tab/>54</text:a></text:p>
          <text:p text:style-name="P68"><text:a xlink:type="simple" xlink:href="#__RefHeading__24252_1038895957" text:style-name="Index_20_Link" text:visited-style-name="Index_20_Link">High availability <text:s text:c="2"/><text:tab/>55</text:a></text:p>
          <text:p text:style-name="P69"><text:a xlink:type="simple" xlink:href="#__RefHeading__4791_400627320" text:style-name="Index_20_Link" text:visited-style-name="Index_20_Link">Chapter 9<text:tab/>Performance optimization <text:s text:c="2"/><text:tab/>64</text:a></text:p>
          <text:p text:style-name="P68"><text:a xlink:type="simple" xlink:href="#__RefHeading__4795_400627320" text:style-name="Index_20_Link" text:visited-style-name="Index_20_Link">MySQL optimizations <text:s text:c="2"/><text:tab/>64</text:a></text:p>
          <text:p text:style-name="P68"><text:a xlink:type="simple" xlink:href="#__RefHeading__6431_1006122953" text:style-name="Index_20_Link" text:visited-style-name="Index_20_Link">Captive portal optimizations <text:s text:c="2"/><text:tab/>68</text:a></text:p>
          <text:p text:style-name="P69"><text:a xlink:type="simple" xlink:href="#__RefHeading__4809_400627320" text:style-name="Index_20_Link" text:visited-style-name="Index_20_Link">Chapter 10<text:tab/>Frequently Asked Questions <text:s text:c="2"/><text:tab/>69</text:a></text:p>
          <text:p text:style-name="P68"><text:a xlink:type="simple" xlink:href="#__RefHeading__4811_400627320" text:style-name="Index_20_Link" text:visited-style-name="Index_20_Link">Services <text:s text:c="2"/><text:tab/>69</text:a></text:p>
          <text:p text:style-name="P68"><text:a xlink:type="simple" xlink:href="#__RefHeading__4813_400627320" text:style-name="Index_20_Link" text:visited-style-name="Index_20_Link">Web interface <text:s text:c="2"/><text:tab/>69</text:a></text:p>
          <text:p text:style-name="P68"><text:a xlink:type="simple" xlink:href="#__RefHeading__12486_1351006431" text:style-name="Index_20_Link" text:visited-style-name="Index_20_Link">Advanced features <text:s text:c="2"/><text:tab/>71</text:a></text:p>
          <text:p text:style-name="P68"><text:a xlink:type="simple" xlink:href="#__RefHeading__4815_400627320" text:style-name="Index_20_Link" text:visited-style-name="Index_20_Link">Switches <text:s text:c="2"/><text:tab/>74</text:a></text:p>
          <text:p text:style-name="P68"><text:a xlink:type="simple" xlink:href="#__RefHeading__5071_656920733" text:style-name="Index_20_Link" text:visited-style-name="Index_20_Link">Troubleshooting <text:s text:c="2"/><text:tab/>76</text:a></text:p>
          <text:p text:style-name="P69"><text:a xlink:type="simple" xlink:href="#__RefHeading__24254_1038895957" text:style-name="Index_20_Link" text:visited-style-name="Index_20_Link">Chapter 11<text:tab/>Technical introduction to VLAN mode <text:s text:c="3"/><text:tab/>78</text:a></text:p>
          <text:p text:style-name="P68"><text:a xlink:type="simple" xlink:href="#__RefHeading__15227_2111357785" text:style-name="Index_20_Link" text:visited-style-name="Index_20_Link">Introduction <text:s text:c="2"/><text:tab/>78</text:a></text:p>
          <text:p text:style-name="P68"><text:a xlink:type="simple" xlink:href="#__RefHeading__4767_400627320" text:style-name="Index_20_Link" text:visited-style-name="Index_20_Link">More on SNMP traps VLAN isolation <text:s text:c="2"/><text:tab/>80</text:a></text:p>
          <text:p text:style-name="P69"><text:soft-page-break/><text:a xlink:type="simple" xlink:href="#__RefHeading__24091_1038895957" text:style-name="Index_20_Link" text:visited-style-name="Index_20_Link">Chapter 12<text:tab/>Appendix A: Administration Tools <text:s text:c="2"/><text:tab/>82</text:a></text:p>
          <text:p text:style-name="P68"><text:a xlink:type="simple" xlink:href="#__RefHeading__4759_400627320" text:style-name="Index_20_Link" text:visited-style-name="Index_20_Link">pfcmd <text:s text:c="2"/><text:tab/>82</text:a></text:p>
          <text:p text:style-name="P68"><text:a xlink:type="simple" xlink:href="#__RefHeading__4761_400627320" text:style-name="Index_20_Link" text:visited-style-name="Index_20_Link">pfcmd_vlan <text:s text:c="2"/><text:tab/>83</text:a></text:p>
          <text:p text:style-name="P68"><text:a xlink:type="simple" xlink:href="#__RefHeading__4763_400627320" text:style-name="Index_20_Link" text:visited-style-name="Index_20_Link">Web Admin GUI <text:s text:c="2"/><text:tab/>85</text:a></text:p>
          <text:p text:style-name="P69"><text:a xlink:type="simple" xlink:href="#__RefHeading__5636_45833099" text:style-name="Index_20_Link" text:visited-style-name="Index_20_Link">Chapter 13<text:tab/>Appendix B : Manual FreeRADIUS 2 configuration <text:s text:c="2"/><text:tab/>86</text:a></text:p>
          <text:p text:style-name="P69"><text:a xlink:type="simple" xlink:href="#__RefHeading__24256_1038895957" text:style-name="Index_20_Link" text:visited-style-name="Index_20_Link">Chapter 14<text:tab/>Appendix C: Legacy FreeRADIUS 1.x configuration <text:s text:c="2"/><text:tab/>89</text:a></text:p>
          <text:p text:style-name="P69"><text:a xlink:type="simple" xlink:href="#__RefHeading__4829_400627320" text:style-name="Index_20_Link" text:visited-style-name="Index_20_Link">Chapter 15<text:tab/>Additional Information <text:s text:c="2"/><text:tab/>93</text:a></text:p>
          <text:p text:style-name="P69"><text:a xlink:type="simple" xlink:href="#__RefHeading__4831_400627320" text:style-name="Index_20_Link" text:visited-style-name="Index_20_Link">Chapter 16<text:tab/>Commercial Support and Contact Information <text:s text:c="2"/><text:tab/>94</text:a></text:p>
          <text:p text:style-name="P69"><text:a xlink:type="simple" xlink:href="#__RefHeading__4833_400627320" text:style-name="Index_20_Link" text:visited-style-name="Index_20_Link">Chapter 17<text:tab/>GNU Free Documentation License <text:s text:c="2"/><text:tab/>95</text:a></text:p>
        </text:index-body>
      </text:table-of-content>
      <text:p text:style-name="Standard"/>
      <text:list xml:id="list1318721664" text:style-name="Outline">
        <text:list-item>
          <text:h text:style-name="P106"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2.1.0 of PacketFence.</text:p>
      <text:p text:style-name="Standard">The latest version of this guide is available at <text:a xlink:type="simple" xlink:href="http://www.packetfence.org/documentation/">http://www.packetfence.org/documentation/</text:a></text:p>
      <text:list xml:id="list1921703116"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4">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1">NEWS</text:span> file.</text:p>
      <text:p text:style-name="Standard">For a list of compatibility related changes and notes about upgrading see the <text:span text:style-name="T11">UPGRADE</text:span> file.</text:p>
      <text:p text:style-name="Standard">For more details and developer visible changes see the <text:span text:style-name="T11">ChangeLog</text:span> file.</text:p>
      <text:p text:style-name="Standard">These files are included in the package and release tarballs.</text:p>
      <text:p text:style-name="Standard"/>
      <text:list xml:id="list518316672" text:continue-numbering="true" text:style-name="Outline">
        <text:list-item>
          <text:h text:style-name="Heading_20_1" text:outline-level="1"><text:bookmark text:name="__RefHeading__4755_400627320"/>Introduction<text:bookmark-end text:name="__RefHeading__4755_400627320"/></text:h>
        </text:list-item>
      </text:list>
      <text:p text:style-name="P5">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5"/>
      <text:list xml:id="list1762731012"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8"><text:span text:style-name="T9">❏<text:tab/></text:span><text:span text:style-name="T3">Out of band</text:span></text:p>
      <text:p text:style-name="P19"><text:tab/>PacketFence's operation is completely out of band which allows the solution to scale geographically and to be more resilient to failures.</text:p>
      <text:p text:style-name="P19"/>
      <text:p text:style-name="P18"><text:span text:style-name="T9">❏<text:tab/></text:span><text:span text:style-name="T3">Voice over IP (VoIP) support.</text:span></text:p>
      <text:p text:style-name="P19"><text:tab/>Also called IP Telephony (IPT), VoIP is fully supported (even in heterogeneous environments) for multiple switch vendors (Cisco, Edge-Core, HP, LinkSys, Nortel Networks and many more).</text:p>
      <text:p text:style-name="P19"/>
      <text:p text:style-name="P21">❏<text:tab/>802.1X</text:p>
      <text:p text:style-name="P18"><text:span text:style-name="T9"><text:tab/></text:span><text:span text:style-name="T3">802.1X wireless and wired is supported through a </text:span><text:a xlink:type="simple" xlink:href="http://freeradius.org/">FreeRADIUS</text:a><text:span text:style-name="T3"> module.</text:span></text:p>
      <text:p text:style-name="P19"/>
      <text:p text:style-name="P18"><text:span text:style-name="T9">❏<text:tab/></text:span><text:span text:style-name="T3">Wireless integration</text:span></text:p>
      <text:p text:style-name="P18"><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9"/>
      <text:p text:style-name="P18"><text:span text:style-name="T9">❏<text:tab/></text:span><text:span text:style-name="T3">Registration</text:span></text:p>
      <text:p text:style-name="P19"><text:tab/>PacketFence supports an optional registration mechanism similar to "captive portal" solutions. Contrary to most captive portal solutions, PacketFence remembers users who <text:soft-page-break/>previously registered and will automatically give them access without another authentication. Of course, this is configurable. An Acceptable Use Policy can be specified such that users cannot enable network access without first accepting it.</text:p>
      <text:p text:style-name="P19"/>
      <text:p text:style-name="P18"><text:span text:style-name="T9">❏<text:tab/></text:span><text:span text:style-name="T3">Detection of abnormal network activities</text:span></text:p>
      <text:p text:style-name="P18"><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9"/>
      <text:p text:style-name="P18"><text:span text:style-name="T9">❏<text:tab/></text:span><text:span text:style-name="T3">Proactive vulnerability scans</text:span></text:p>
      <text:p text:style-name="P18"><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9"/>
      <text:p text:style-name="P18"><text:span text:style-name="T9">❏<text:tab/></text:span><text:span text:style-name="T3">Isolation of problematic devices</text:span></text:p>
      <text:p text:style-name="P19"><text:tab/>PacketFence supports several isolation techniques, including VLAN isolation with VoIP support (even in heterogeneous environments) for multiple switch vendors.</text:p>
      <text:p text:style-name="P19"/>
      <text:p text:style-name="P18">❏<text:tab/>Remediation through a captive portal</text:p>
      <text:p text:style-name="P18"><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8"/>
      <text:p text:style-name="P18">❏<text:tab/>Command-line and Web-based management</text:p>
      <text:p text:style-name="P18"><text:tab/>Web-based and command-line interfaces for all management tasks.</text:p>
      <text:p text:style-name="P46"/>
      <text:p text:style-name="P16"><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143821612" text:continue-numbering="true" text:style-name="Outline">
        <text:list-item>
          <text:list>
            <text:list-item>
              <text:h text:style-name="P88"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898827249" text:continue-numbering="true" text:style-name="Outline">
        <text:list-item>
          <text:list>
            <text:list-item>
              <text:h text:style-name="P88"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438151116"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2076554112" text:style-name="L1">
        <text:list-header>
          <text:p text:style-name="P79">❏<text:tab/>Database server (MySQL)</text:p>
          <text:p text:style-name="P79">❏<text:tab/>Web server (Apache)</text:p>
          <text:p text:style-name="P105"/>
          <text:p text:style-name="P105">Depending on your setup you may have to install additional components like:</text:p>
          <text:p text:style-name="P79">❏<text:tab/>DHCP server (ISC DHCP)</text:p>
          <text:p text:style-name="P79">❏<text:tab/>DNS server (BIND)</text:p>
          <text:p text:style-name="P79">❏<text:tab/>RADIUS server (FreeRADIUS)</text:p>
        </text:list-header>
      </text:list>
      <text:p text:style-name="P18">❏<text:tab/>NIDS (Snort)</text:p>
      <text:p text:style-name="P4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More recent versions of the software mentioned above can also be used.</text:p>
      <text:list xml:id="list885755589" text:continue-list="list438151116" text:style-name="Outline">
        <text:list-item>
          <text:list>
            <text:list-item>
              <text:h text:style-name="P88"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399244280" text:style-name="L2">
              <text:list-header>
                <text:p text:style-name="P108">◾ Intel or AMD CPU 3 GHz</text:p>
              </text:list-header>
            </text:list>
            <text:list xml:id="list2018215672" text:style-name="L3">
              <text:list-header>
                <text:p text:style-name="P109">◾ 2048 MB of RAM</text:p>
              </text:list-header>
            </text:list>
            <text:list xml:id="list1138917859" text:continue-list="list399244280" text:style-name="L2">
              <text:list-header>
                <text:p text:style-name="P108">◾ 20 GB of disk space (RAID 1)</text:p>
                <text:p text:style-name="P108">◾ 1 Network card</text:p>
                <text:list>
                  <text:list-item>
                    <text:list>
                      <text:list-item>
                        <text:p text:style-name="P110"><text:s/>+ 1 for high-availability</text:p>
                      </text:list-item>
                      <text:list-item>
                        <text:p text:style-name="P110"><text:s/>+ 1 for intrusion detection</text:p>
                      </text:list-item>
                    </text:list>
                  </text:list-item>
                </text:list>
              </text:list-header>
            </text:list>
          </table:table-cell>
        </table:table-row>
      </table:table>
      <text:p text:style-name="Standard"/>
      <text:list xml:id="list1872085042" text:continue-list="list885755589" text:style-name="Outline">
        <text:list-item>
          <text:list>
            <text:list-item>
              <text:h text:style-name="P88"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1305109879" text:style-name="L4">
        <text:list-header>
          <text:p text:style-name="P80">❏<text:tab/>Red Hat Enterprise Linux 5.x Server</text:p>
          <text:p text:style-name="P90">With the EPEL (Extra Packages for Enterprise Linux) repository enabled. It is <text:span text:style-name="T16">disabled</text:span> by default. Here are instructions to enable that repository: <text:a xlink:type="simple" xlink:href="http://fedoraproject.org/wiki/EPEL/FAQ#howtouse">http://fedoraproject.org/wiki/EPEL/FAQ#howtouse</text:a></text:p>
          <text:p text:style-name="P80"/>
          <text:p text:style-name="P80">❏<text:tab/>Community ENTerprise Operating System (CentOS) 5.x</text:p>
        </text:list-header>
      </text:list>
      <text:p text:style-name="P59">With the <text:span text:style-name="T11">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18">❏<text:tab/>Web server</text:p>
      <text:p text:style-name="P18">❏<text:tab/>DHCP server</text:p>
      <text:p text:style-name="P18">❏<text:tab/>DNS server</text:p>
      <text:p text:style-name="P18">❏<text:tab/>Snort (Network IDS)</text:p>
      <text:p text:style-name="P18"/>
      <text:p text:style-name="P52">Make sure that all the other services are automatically started by your operating system!</text:p>
      <text:p text:style-name="Text_20_body"/>
      <text:list xml:id="list1951763237" text:continue-list="list1872085042"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073390874"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242280835" text:style-name="L5">
        <text:list-header>
          <text:p text:style-name="P81">❏<text:tab/>Enable Firewall</text:p>
          <text:p text:style-name="P81">❏<text:tab/>Disable SELinux</text:p>
          <text:p text:style-name="P76"/>
        </text:list-header>
      </text:list>
      <text:p text:style-name="Text_20_body">Make sure your system is up to date and your yum database is updated:</text:p>
      <text:p text:style-name="Code">yum update</text:p>
      <text:p text:style-name="Text_20_body"/>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36">rpm -import http://dag.wieers.com/rpm/packages/RPM-GPG-KEY.dag.txt</text:p>
      <text:p text:style-name="P54"/>
      <text:p text:style-name="P54">Then install the latest version of the RPMForge package (<text:a xlink:type="simple" xlink:href="http://dag.wieers.com/rpm/packages/rpmforge-release/">http://dag.wieers.com/rpm/packages/rpmforge-release/</text:a>):</text:p>
      <text:p text:style-name="Code">rpm -i rpmforge-release-0.5.2-2.el5.rf.i386.rpm</text:p>
      <text:p text:style-name="Text_20_body"/>
      <text:p text:style-name="Text_20_body">Disable the repository by default. <text:s/>In the /etc/yum.repos.d/rpmforge.repo, set enabled to 0 under the rpmforge section:</text:p>
      <text:p text:style-name="Code">enabled=0</text:p>
      <text:list xml:id="list71675411" text:continue-list="list1073390874" text:style-name="Outline">
        <text:list-item>
          <text:list>
            <text:list-item>
              <text:h text:style-name="P88"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P18">❏<text:tab/>very easy installation</text:p>
      <text:p text:style-name="P18">❏<text:tab/>everything is packaged as RPM (no more CPAN hassle)</text:p>
      <text:p text:style-name="P18">❏<text:tab/>easy upgrade</text:p>
      <text:list xml:id="list511681250"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1">/etc/yum.repos.d/PacketFence.repo</text:span> with the following content: </text:p>
      <text:p text:style-name="P44"><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P43">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1903620702" text:continue-numbering="true" text:style-name="Outline">
        <text:list-item>
          <text:h text:style-name="P107"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s previously mentioned, we assume that those components run on the same server on which PacketFence is being installed.</text:p>
      <text:list xml:id="list1543140048"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2">/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templates, either for ARP mode or VLAN mode. <text:s/>Depending on what you want to achieve, we strongly recommend that you start with the “VLAN isolation mode with Registration and Detection (snort)” template (option t template 8). Hence,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2">/usr/local/pf/conf/pf.conf</text:span></text:span><text:span text:style-name="Code_20__28_inline_29_"><text:span text:style-name="T7">,</text:span></text:span><text:span text:style-name="Code_20__28_inline_29_"><text:span text:style-name="T6"> and it can always be adjusted by hand afterward.</text:span></text:span></text:p>
      <text:list xml:id="list996156457"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text:p>
      <text:p text:style-name="Text_20_body">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usr/local/pf/conf/admin.conf admin  </text:p>
      <text:p text:style-name="Text_20_body">Then enter the new password twice.</text:p>
      <text:p text:style-name="Text_20_body">Then again for webservice:</text:p>
      <text:p text:style-name="Code"> htpasswd /usr/local/pf/conf/admin.conf webservice </text:p>
      <text:p text:style-name="Text_20_body">Then enter the new password twice. <text:span text:style-name="T13">Use a very strong password</text:span><text:span text:style-name="T21">.</text:span> You will never have to enter it more than once.</text:p>
      <text:p text:style-name="Text_20_body"><text:soft-page-break/>Once PacketFence is started, administration interface is available at: https://&lt;hostname&gt;:1443/</text:p>
      <text:list xml:id="list1220435327" text:continue-numbering="true" text:style-name="Outline">
        <text:list-item>
          <text:list>
            <text:list-item>
              <text:h text:style-name="Heading_20_2" text:outline-level="2"><text:bookmark text:name="__RefHeading__4224_851406933"/>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4">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1">/usr/local/pf/conf/documentation.conf</text:span> holds the complete list of all available parameters.</text:p>
      <text:p text:style-name="P2"/>
      <text:list xml:id="list1841602932"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4">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1">/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740048453" text:continue-numbering="true" text:style-name="Outline">
        <text:list-item>
          <text:list>
            <text:list-item>
              <text:h text:style-name="Heading_20_2" text:outline-level="2"><text:bookmark text:name="__RefHeading__10325_892139441"/>SELinux<text:bookmark-end text:name="__RefHeading__10325_892139441"/></text:h>
            </text:list-item>
          </text:list>
        </text:list-item>
      </text:list>
      <text:p text:style-name="P54">Even if this feature may be wanted by some organizations, PacketFence will not run properly if SELinux is set to enforced. <text:s/>You will need to explicitly disable it in the <text:span text:style-name="Code_20__28_inline_29_">/etc/selinux/config</text:span> file.</text:p>
      <text:list xml:id="list370440687" text:continue-numbering="true" text:style-name="Outline">
        <text:list-item>
          <text:list>
            <text:list-item>
              <text:h text:style-name="P88"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5">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Standard"/>
      <text:p text:style-name="P14">Selecting an Authentication Method</text:p>
      <text:p text:style-name="P54">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1042908296"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6">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8">❏<text:tab/>List of VLANs managed by PacketFence</text:p>
      <text:list xml:id="list1836492651" text:style-name="L6">
        <text:list-header>
          <text:p text:style-name="P82">❏<text:tab/>Default SNMP read/write communities for the switches</text:p>
          <text:p text:style-name="P82">❏<text:tab/>Default working mode (see note about working mode below)</text:p>
        </text:list-header>
      </text:list>
      <text:p text:style-name="Text_20_body">and a switch section for each switch (managed by PacketFence) including:</text:p>
      <text:list xml:id="list808041966" text:style-name="L7">
        <text:list-header>
          <text:p text:style-name="P83">❏<text:tab/>Switch IP</text:p>
          <text:p text:style-name="P83">❏<text:tab/>Switch vendor/type</text:p>
          <text:p text:style-name="P83">❏<text:tab/>Switch uplink ports (trunks and non-managed ports)</text:p>
          <text:p text:style-name="P83">❏<text:tab/>per-switch re-definition of the vlans (if required)</text:p>
        </text:list-header>
      </text:list>
      <text:p text:style-name="Text_20_body"/>
      <text:p text:style-name="Heading_20_3">Working modes</text:p>
      <text:p text:style-name="Text_20_body">There are three different working modes:</text:p>
      <text:list xml:id="list733253874" text:style-name="L8">
        <text:list-header>
          <text:p text:style-name="P84">❏<text:tab/>Testing: pfsetvlan writes in the log files what it would normally do, but it doesn't do anything.</text:p>
          <text:p text:style-name="P84">❏<text:tab/>Registration: pfsetvlan automatically-register all MAC addresses seen on the switch ports. As in testing mode, no VLAN changes are done.</text:p>
          <text:p text:style-name="P84">❏<text:tab/>Production: pfsetvlan sends the SNMP writes to change the VLAN on the switch ports. </text:p>
        </text:list-header>
      </text:list>
      <text:p text:style-name="Text_20_body"><text:span text:style-name="T13">CAUTION</text:span>: <text:span text:style-name="T16">If [trapping.testing] (see pf.conf) is enabled, PacketFence will consider that all the switches are in test mode whatever the working mode is!</text:span></text:p>
      <text:p text:style-name="P56"/>
      <text:p text:style-name="Heading_20_3"><text:bookmark text:name="__RefHeading__4773_400627320"/><text:soft-page-break/>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list xml:id="list999578598" text:continue-list="list1042908296"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8">SNMPVersion = 3</text:p>
      <text:p text:style-name="P38">SNMPUserNameRead = readUser</text:p>
      <text:p text:style-name="P38">SNMPAuthProtocolRead = MD5</text:p>
      <text:p text:style-name="P38">SNMPAuthPasswordRead = authpwdread</text:p>
      <text:p text:style-name="P38">SNMPPrivProtocolRead = AES</text:p>
      <text:p text:style-name="P38">SNMPPrivPasswordRead = privpwdread</text:p>
      <text:p text:style-name="P38">SNMPUserNameWrite = writeUser</text:p>
      <text:p text:style-name="P38">SNMPAuthProtocolWrite = MD5</text:p>
      <text:p text:style-name="P38">SNMPAuthPasswordWrite = authpwdwrite</text:p>
      <text:p text:style-name="P38">SNMPPrivProtocolWrite = AES</text:p>
      <text:p text:style-name="P38">SNMPPrivPasswordWrite = privpwdwrite</text:p>
      <text:p text:style-name="Heading_20_3"/>
      <text:list xml:id="list754300645"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1536346814"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text:soft-page-break/>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6">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6">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list xml:id="list638905910"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Text_20_body">The default VLAN assignment technique used in PacketFence is a per-switch one. The correct default VLAN for a given MAC is the <text:span text:style-name="T11">normalVlan</text:span> variable of the switch where the MAC is connected or the <text:span text:style-name="T11">[default]</text:span> <text:span text:style-name="T11">normalVlan</text:span> if the switch doesn't specify a <text:span text:style-name="T11">normalVlan</text:span>.</text:p>
      <text:p text:style-name="Text_20_body"><text:soft-page-break/>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p text:style-name="Text_20_body"/>
      <text:list xml:id="list1274768910" text:continue-numbering="true" text:style-name="Outline">
        <text:list-item>
          <text:list>
            <text:list-item>
              <text:h text:style-name="P88"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If you want to perform the configuration manually, make sure that <text:span text:style-name="Code_20__28_inline_29_">pf.conf</text:span>'s vlan section has the following values set:</text:p>
      <text:p text:style-name="Code">[vlan]<text:line-break/>dhcpd=enabled<text:line-break/>named=enabled</text:p>
      <text:p text:style-name="Text_20_body"/>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1"><draw:image xlink:href="Pictures/10000000000004270000013C071A2B08.png" xlink:type="simple" xlink:show="embed" xlink:actuate="onLoad"/></draw:frame></text:p>
      <text:p text:style-name="P65">❏<text:tab/>network: Network subnet</text:p>
      <text:p text:style-name="P23">❏<text:tab/>netmask: Network mask</text:p>
      <text:p text:style-name="P23">❏<text:tab/>gateway: PacketFence IP address in this network</text:p>
      <text:p text:style-name="P66">❏<text:tab/>pf_gateway: used only with routed networks; IP address of the router in this network (This is used to create static routes to the routed networks). See the <text:a xlink:type="simple" xlink:href="#5.6.Routed Networks|outline">Routed Networks section</text:a>)</text:p>
      <text:p text:style-name="P23">❏<text:tab/>domain-name: DNS name </text:p>
      <text:p text:style-name="P23">❏<text:tab/>dns: PacketFence IP address in this network</text:p>
      <text:p text:style-name="P23">❏<text:tab/>dhcp_start: starting IP address of the DHCP scope</text:p>
      <text:p text:style-name="P23">❏<text:tab/>dhcp_end: ending IP address of the DHCP scope</text:p>
      <text:p text:style-name="P23">❏<text:tab/>dhcp_default_lease_time: default DHCP lease time</text:p>
      <text:p text:style-name="P23">❏<text:tab/>dhcp_max_lease_time: maximum DHCP lease time </text:p>
      <text:p text:style-name="P23">❏<text:tab/>type: registration or isolation</text:p>
      <text:list xml:id="list47725125" text:style-name="L9">
        <text:list-header>
          <text:p text:style-name="P91"><text:soft-page-break/>❏<text:tab/>named: Is PacketFence the DNS for this network ? (Enabled/Disabled) set it to <text:tab/>enabled</text:p>
          <text:p text:style-name="P91">❏<text:tab/>dhcpd: Is PacketFence the DHCP server for this network ? (Enabled/Disabled) set it <text:tab/>to enabled</text:p>
        </text:list-header>
      </text:list>
      <text:p text:style-name="P15">When starting PacketFence generates the DHCP and DNS configuration files by reading the <text:s/>information provided in <text:span text:style-name="Code_20__28_inline_29_">networks.conf</text:span>:</text:p>
      <text:p text:style-name="P4">The DHCP configuration file is generated to <text:span text:style-name="Code_20__28_inline_29_">conf/dhcpd.conf </text:span>using <text:span text:style-name="Code_20__28_inline_29_">conf/templates/dhcpd_vlan.conf</text:span> as a template.</text:p>
      <text:p text:style-name="P54">The DNS configuration files are generated this way:</text:p>
      <text:p text:style-name="P17">❏<text:tab/><text:span text:style-name="Code_20__28_inline_29_">conf/named.conf</text:span> generated from <text:span text:style-name="Code_20__28_inline_29_">conf/templates/named_vlan.conf</text:span><text:line-break/>❏<text:tab/><text:span text:style-name="Code_20__28_inline_29_">conf/named/named-registration.ca</text:span> generated from <text:span text:style-name="Code_20__28_inline_29_">conf/templates/named-<text:tab/>registration.ca</text:span><text:line-break/>❏<text:tab/><text:span text:style-name="Code_20__28_inline_29_">conf/named/named-isolation.ca</text:span> generated from <text:span text:style-name="Code_20__28_inline_29_">conf/templates/named-<text:tab/>isolation.ca</text:span></text:p>
      <text:p text:style-name="P6">Until feature <text:a xlink:type="simple" xlink:href="http://www.packetfence.org/bugs/view.php?id=1105">#1105</text:a> is implemented, you will need to manually configure your PacketFence's Registration and Isolation network IP addresses in <text:span text:style-name="Code_20__28_inline_29_">conf/templates/named-registration.ca</text:span> and <text:span text:style-name="Code_20__28_inline_29_">conf/templates/named-isolation.ca</text:span>. Check for the underlined portions of the files below.</text:p>
      <text:p text:style-name="Heading_20_3">conf/templates/named-registration.ca</text:p>
      <text:p text:style-name="P37">; This file is generated from a template at %%template%%<text:line-break/>; Any changes made to this file will be lost on restart </text:p>
      <text:p text:style-name="P37"/>
      <text:p text:style-name="P37">$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7"><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4"/>
      <text:p text:style-name="P33">conf/templates/named-isolation.ca</text:p>
      <text:p text:style-name="Code">;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text:soft-pag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198098791" text:continue-numbering="true" text:style-name="L9">
        <text:list-header>
          <text:p text:style-name="P92"/>
        </text:list-header>
      </text:list>
      <text:list xml:id="list1448102027" text:continue-list="list1274768910"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6">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text:soft-pag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
      <text:p text:style-name="Heading_20_3"><text:soft-page-break/>Host production DHCP on PacketFence</text:p>
      <text:p text:style-name="Text_20_body">It's an option. Just modify <text:span text:style-name="Code_20__28_inline_29_">conf/templates/dhcpd_vlan.conf</text:span> so that it will host your production DHCP properly and make sure that a <text:span text:style-name="Code_20__28_inline_29_">pfdhcplistener</text:span> runs on the same interface where production DHCP runs.</text:p>
      <text:list xml:id="list1419970878" text:continue-numbering="true" text:style-name="Outline">
        <text:list-item>
          <text:list>
            <text:list-item>
              <text:h text:style-name="P88" text:outline-level="2"><text:bookmark text:name="__RefHeading__8292_1385082861"/>Routed Network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1">conf/networks.conf</text:span>). </text:p>
      <text:p text:style-name="Text_20_body">If we consider the network architecture illustrated in the above schema, <text:s/><text:span text:style-name="T11">conf/networks.conf</text:span> will look like this:</text:p>
      <text:p text:style-name="P37">[192.168.2.0]<text:line-break/>netmask=255.255.255.0<text:line-break/>gateway=192.168.2.1<text:line-break/>pf_gateway=<text:line-break/>domain-name=registration.example.com<text:line-break/>dns=192.168.2.1<text:line-break/>dhcp_start=192.168.2.10<text:line-break/><text:soft-page-break/>dhcp_end=192.168.2.200<text:line-break/>dhcp_default_lease_time=300<text:line-break/>dhcp_max_lease_time=600<text:line-break/>type=registration<text:line-break/>named=enabled<text:line-break/>dhcpd=enabled</text:p>
      <text:p text:style-name="P37"/>
      <text:p text:style-name="P37">[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7"/>
      <text:p text:style-name="P37">[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7"/>
      <text:p text:style-name="P37">[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list xml:id="list1066151975"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18">❏<text:tab/>freeradius2</text:p>
      <text:p text:style-name="P18">❏<text:tab/>freeradius2-perl</text:p>
      <text:p text:style-name="P18">❏<text:tab/>freeradius2-utils</text:p>
      <text:p text:style-name="P18">❏<text:tab/>packetfence-freeradius2</text:p>
      <text:p text:style-name="Text_20_body"/>
      <text:list xml:id="list814067797" text:continue-numbering="true" text:style-name="Outline">
        <text:list-item>
          <text:list>
            <text:list-item>
              <text:list>
                <text:list-item>
                  <text:list>
                    <text:list-item>
                      <text:h text:style-name="P70"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020523682" text:continue-numbering="true" text:style-name="Outline">
        <text:list-item>
          <text:list>
            <text:list-item>
              <text:list>
                <text:list-item>
                  <text:list>
                    <text:list-item>
                      <text:h text:style-name="P71"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list xml:id="list591009325" text:continue-numbering="true" text:style-name="Outline">
        <text:list-item>
          <text:list>
            <text:list-item>
              <text:list>
                <text:list-item>
                  <text:list>
                    <text:list-item>
                      <text:h text:style-name="P70" text:outline-level="4"/>
                    </text:list-item>
                    <text:list-item>
                      <text:h text:style-name="P70"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1583232440" text:continue-numbering="true" text:style-name="Outline">
        <text:list-item>
          <text:list>
            <text:list-item>
              <text:list>
                <text:list-item>
                  <text:list>
                    <text:list-item>
                      <text:h text:style-name="P70" text:outline-level="4"><text:soft-page-break/>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7">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4">Note</text:span><text:span text:style-name="T16">: If you have Windows 7 PCs in your network, you need to use SAMBA version 3.5.0 or greater</text:span>)</text:p>
      <text:p text:style-name="Text_20_body"><text:s/></text:p>
      <text:p text:style-name="Text_20_body">When done with the samba install, you need to modify <text:span text:style-name="T11">/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libdefaults]</text:p>
      <text:p text:style-name="Code"><text:soft-page-break/><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p>
      <text:p text:style-name="Code">workgroup = DOMAIN</text:p>
      <text:p text:style-name="Code">server string = pf_server_name</text:p>
      <text:p text:style-name="Code">interfaces = 192.168.1.2/24</text:p>
      <text:p text:style-name="Code">security = ADS</text:p>
      <text:p text:style-name="Code">passdb backend = tdbsam</text:p>
      <text:p text:style-name="Code">realm = DOMAIN.NET</text:p>
      <text:p text:style-name="Code">encrypt passwords = yes</text:p>
      <text:p text:style-name="Code">winbind use default domain = yes</text:p>
      <text:p text:style-name="Code">client NTLMv2 auth = yes</text:p>
      <text:p text:style-name="Code">preferred master = no</text:p>
      <text:p text:style-name="Code">load printers = no</text:p>
      <text:p text:style-name="Code"><text:soft-page-break/>cups options = raw</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519123643"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286384680"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p text:style-name="Heading_20_3"><text:soft-page-break/>Debug</text:p>
      <text:p text:style-name="Text_20_body">First, check the syslog, this is where the PacketFence module logs. Syslog messages are usually stored in <text:span text:style-name="T11">/var/log/messages</text:span>.</text:p>
      <text:p text:style-name="Text_20_body">If this didn't help, run FreeRADIUS in debug mode. To do so, start it using the following command:</text:p>
      <text:p text:style-name="Code"># radiusd -X</text:p>
      <text:p text:style-name="Standard"/>
      <text:p text:style-name="Heading_20_3">Startup</text:p>
      <text:p text:style-name="Text_20_body">Don't forget that if you rely on FreeRADIUS for your particular setup then you need to add the <text:span text:style-name="T11">radiusd</text:span> service to the list of services automatically started by the operating system on boot.</text:p>
      <text:list xml:id="list1357838373"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482192882"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213858536" text:continue-numbering="true" text:style-name="Outline">
        <text:list-item>
          <text:h text:style-name="P107" text:outline-level="1"><text:bookmark text:name="__RefHeading__4232_851406933"/>Configuration by example<text:bookmark-end text:name="__RefHeading__4232_851406933"/></text:h>
        </text:list-item>
      </text:list>
      <text:p text:style-name="Text_20_body">Here is an end-to-end sample configuration of PacketFence in VLAN mode.</text:p>
      <text:list xml:id="list2181647661"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20">❏<text:tab/>There are two different types of manageable switches in our network: Cisco Catalyst 2900XL and Cisco Catalyst 2960</text:p>
      <text:p text:style-name="P18">❏<text:tab/>VLAN 1 is the “regular” VLAN</text:p>
      <text:p text:style-name="P18">❏<text:tab/>VLAN 2 is the registration VLAN (unregistered devices will be put in this VLAN)</text:p>
      <text:p text:style-name="P18">❏<text:tab/>VLAN 3 is the isolation VLAN (isolated devices will be put in this VLAN)</text:p>
      <text:p text:style-name="P18">❏<text:tab/>VLANs 2 and 3 are spanned throughout the network</text:p>
      <text:p text:style-name="P18">❏<text:tab/>VLAN 4 is the MAC detection VLAN (empty VLAN)</text:p>
      <text:p text:style-name="P18">❏<text:tab/>VLAN 4 must be defined on all the switches that do not support port-security (in our example Catalyst 2900XL do not support port-security with static MAC address). No need to put it in the trunk port.</text:p>
      <text:p text:style-name="P18">❏<text:tab/>We want to isolate computers using Limewire (peer-to-peer software)</text:p>
      <text:p text:style-name="P18">❏<text:tab/>We use Snort as NIDS</text:p>
      <text:p text:style-name="P18">❏<text:tab/>The traffic monitored by Snort is spanned on eth1</text:p>
      <text:p text:style-name="P18">❏<text:tab/>The DHCP server on the PacketFence box that will take care of IP address distribution in VLANs 2 and 3</text:p>
      <text:p text:style-name="P18">❏<text:tab/>The DNS server on the PacketFence box that will take care of domain resolution in VLANs 2 and 3</text:p>
      <text:p text:style-name="P18">❏<text:tab/>The network setup looks like thi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3">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p text:style-name="Standard"/>
      <text:list xml:id="list1417824089" text:continue-numbering="true" text:style-name="Outline">
        <text:list-item>
          <text:list>
            <text:list-item>
              <text:h text:style-name="P88"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8">❏<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7">❏<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7">❏<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47">❏<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text:soft-page-break/>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1492291251"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text:soft-pag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1078916784"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603847960"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oft-page-break/><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network]<text:line-break/>mode=vlan<text:line-break/><text:line-break/>[vlan]<text:line-break/>dhcpd=enabled<text:line-break/>named=enabled<text:line-break/><text:line-break/>[trapping]<text:line-break/>registration=enabled<text:lin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ype=monitor<text:line-break/>gateway=192.168.1.5<text:line-break/>ip=192.168.1.1</text:p>
      <text:p text:style-name="Text_20_body"/>
      <text:list xml:id="list466322538" text:continue-numbering="true" text:style-name="Outline">
        <text:list-item>
          <text:list>
            <text:list-item>
              <text:h text:style-name="Heading_20_2" text:outline-level="2"><text:bookmark text:name="__RefHeading__4244_851406933"/><text:soft-page-break/>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7">[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7"/>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1916442803" text:continue-numbering="true" text:style-name="Outline">
        <text:list-item>
          <text:list>
            <text:list-item>
              <text:h text:style-name="Heading_20_2" text:outline-level="2"><text:bookmark text:name="__RefHeading__4246_851406933"/>DHCP and DNS Server Configuration<text:bookmark-end text:name="__RefHeading__4246_851406933"/></text:h>
            </text:list-item>
          </text:list>
        </text:list-item>
      </text:list>
      <text:p text:style-name="Heading_20_3">conf/templates/named-registration.ca</text:p>
      <text:p text:style-name="P37">; This file is generated from a template at %%template%%<text:line-break/>; Any changes made to this file will be lost on restart </text:p>
      <text:p text:style-name="P37"/>
      <text:p text:style-name="P37">$TTL 3600<text:line-break/>. IN SOA %%hostname%%. %%incharge%% (<text:line-break/><text:soft-pag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7"><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4"/>
      <text:p text:style-name="P33">conf/templates/named-isolation.ca</text:p>
      <text:p text:style-name="P37">;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3">192.168.3.1</text:span><text:line-break/> <text:s text:c="6"/>IN <text:s text:c="5"/>MX <text:s text:c="5"/>5 <text:s text:c="6"/>%%hostname%%.<text:line-break/><text:line-break/><text:span text:style-name="T13">1.3.168.192</text:span>.in-addr.arpa. <text:s text:c="4"/>IN <text:s text:c="5"/>PTR <text:s text:c="6"/>%%hostname%%</text:p>
      <text:p text:style-name="P34"/>
      <text:list xml:id="list148343208" text:continue-numbering="true" text:style-name="Outline">
        <text:list-item>
          <text:list>
            <text:list-item>
              <text:h text:style-name="Heading_20_2" text:outline-level="2"><text:bookmark text:name="__RefHeading__4248_851406933"/>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soft-page-break/>}</text:p>
      <text:p text:style-name="P34"/>
      <text:list xml:id="list577157229"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699288844" text:continue-numbering="true" text:style-name="Outline">
        <text:list-item>
          <text:list>
            <text:list-item>
              <text:list>
                <text:list-item>
                  <text:list>
                    <text:list-item>
                      <text:h text:style-name="P72"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370975617" text:continue-numbering="true" text:style-name="Outline">
        <text:list-item>
          <text:list>
            <text:list-item>
              <text:list>
                <text:list-item>
                  <text:list>
                    <text:list-item>
                      <text:h text:style-name="P70"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1">/usr/local/pf/conf/templates</text:span>. <text:s/>It is rarely necessary to change anything in that file to make Snort work and trap alerts. <text:s/>DO NOT edit the snort.conf located in <text:span text:style-name="T11">/usr/local/pf/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text:soft-page-break/></text:p>
      <text:p text:style-name="P54"/>
      <text:p text:style-name="P54"/>
      <text:p text:style-name="P54"/>
      <text:p text:style-name="P54">PacketFence policy violations are controlled using the <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45"/>
      <text:p text:style-name="P22"><text:span text:style-name="T9">❏<text:tab/></text:span><text:span text:style-name="Code_20__28_inline_29_">[1234]</text:span>: violation ID. Any integer except 1200000-120099 which is reserved for required administration violations.</text:p>
      <text:p text:style-name="P22"><text:span text:style-name="T9">❏<text:tab/></text:span><text:span text:style-name="Code_20__28_inline_29_">desc</text:span>: single line description of violation</text:p>
      <text:p text:style-name="P22"><text:span text:style-name="T9">❏<text:tab/></text:span><text:span text:style-name="Code_20__28_inline_29_">priority</text:span>: range 1-10, with 1 the higest priority and 10 the lowest. Higher priority violations will be addressed first if a host has more than one.</text:p>
      <text:p text:style-name="P22"><text:span text:style-name="T9">❏<text:tab/></text:span><text:span text:style-name="Code_20__28_inline_29_">url</text:span>: HTML URL the host will be redirected to while in violation. This is usually a local URL of the form <text:span text:style-name="T11">/content/index.php?template=... </text:span>where <text:span text:style-name="T11">...</text:span> is the name of the remediation template to show to the user. Full URLs like <text:a xlink:type="simple" xlink:href="http://myportal.com/violation1234/"><text:span text:style-name="T11">http://myportal.com/violation1234/</text:span></text:a><text:span text:style-name="T11"> </text:span>are also supported if <text:span text:style-name="T11">passthrough=proxy</text:span> is set under <text:span text:style-name="T11">[trapping]</text:span>. In that case, the Captive Portal will do reverse proxying to the specified URL. Great care should be taken when using this feature because any resource outside the specified path will fail to load.</text:p>
      <text:p text:style-name="P22"><text:span text:style-name="T9">❏<text:tab/></text:span><text:span text:style-name="Code_20__28_inline_29_">redirect_url</text:span>: The user is redirected to this URL after he re-enabled his network access on the remediation page.</text:p>
      <text:p text:style-name="P22"><text:span text:style-name="T9">❏<text:tab/></text:span><text:span text:style-name="T11">disable</text:span>: if disable is set to 'Y', this violation is disabled and no additional violations of this type will be added.</text:p>
      <text:p text:style-name="P22"><text:span text:style-name="T9">❏<text:tab/></text:span><text:span text:style-name="T11">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2"><text:span text:style-name="T9">❏<text:tab/></text:span><text:span text:style-name="T11">actions</text:span>: this is the list of actions that will be executed on a violation addition. The actions can be:</text:p>
      <text:list xml:id="list1763290484" text:style-name="L10">
        <text:list-item>
          <text:p text:style-name="P77"><text:span text:style-name="T11">log</text:span>: log a message to the file specified in <text:span text:style-name="T11">[alerting].log</text:span></text:p>
        </text:list-item>
        <text:list-item>
          <text:p text:style-name="P77"><text:soft-page-break/><text:span text:style-name="T11">email</text:span>: email the address specified in <text:span text:style-name="T11">[alerting].emailaddr</text:span>, using <text:span text:style-name="T11">[alerting].smtpserver</text:span>. Multiple emailaddr can be sperated by comma.</text:p>
        </text:list-item>
        <text:list-item>
          <text:p text:style-name="P77"><text:span text:style-name="T11">trap</text:span>: isolate the host and place them in violation. It opens a violation and leaves it open. If trap is not there, a violation is opened and then automatically closed</text:p>
        </text:list-item>
        <text:list-item>
          <text:p text:style-name="P77"><text:span text:style-name="T11">winpopup</text:span>: send a windows popup message. You need to configure <text:span text:style-name="T11">[alerting].winserver</text:span>, <text:span text:style-name="T11">[alerting].netbiosname</text:span> in <text:span text:style-name="T1">pf.conf</text:span> when using this option</text:p>
        </text:list-item>
        <text:list-item>
          <text:p text:style-name="P77"><text:span text:style-name="T11">external: e</text:span>xecute an external command, specified in <text:span text:style-name="T11">[paths].externalapi</text:span></text:p>
        </text:list-item>
      </text:list>
      <text:p text:style-name="P49"><text:span text:style-name="T9">❏<text:tab/></text:span><text:span text:style-name="T11">vlan: </text:span><text:span text:style-name="T6">Destination VLAN where PacketFence should put the client when a violation of this<text:tab/> type is open. The VLAN value can be:</text:span></text:p>
      <text:list xml:id="list1443542218" text:continue-numbering="true" text:style-name="L10">
        <text:list-item>
          <text:p text:style-name="P78"><text:span text:style-name="T11">isolationVlan</text:span><text:span text:style-name="T6">: Isolation VLAN as specified in </text:span><text:span text:style-name="T11">switches.conf</text:span><text:span text:style-name="T6">. This is the recommended value for most violation types.</text:span></text:p>
        </text:list-item>
        <text:list-item>
          <text:p text:style-name="P77"><text:span text:style-name="T11">registrationVlan</text:span><text:span text:style-name="T6">: Registration VLAN as specified in </text:span><text:span text:style-name="T11">switches.conf</text:span><text:span text:style-name="T6">.</text:span></text:p>
        </text:list-item>
        <text:list-item>
          <text:p text:style-name="P77"><text:span text:style-name="T11">normalVlan</text:span><text:span text:style-name="T6">: Normal VLAN as specified in </text:span><text:span text:style-name="T11">switches.conf</text:span><text:span text:style-name="T6">. Note: It is preferable not to trap than to trap and put in normal VLAN. Make sure you understand what you are doing.</text:span></text:p>
        </text:list-item>
      </text:list>
      <text:p text:style-name="P49"><text:span text:style-name="T9">❏<text:tab/>w</text:span><text:span text:style-name="T11">hitelisted_categories: </text:span><text:span text:style-name="T6">Nodes in a category listed in </text:span><text:span text:style-name="T11">whitelisted_categories</text:span><text:span text:style-name="T8"> </text:span><text:span text:style-name="T6">won't be <text:tab/>affected by a violation of this type. Format is a comma separated list of category names.</text:span></text:p>
      <text:p text:style-name="P50"/>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5">local.rules,bleeding-attack_response.rules,bleeding-exploit.rules,bleeding-p2p.rules,bleeding-scan.rules,bleeding-virus.rules</text:span></text:p>
      <text:p text:style-name="P39">vlan=isolationVlan</text:p>
      <text:p text:style-name="P39">whitelisted_categories=</text:p>
      <text:p text:style-name="P51"/>
      <text:p text:style-name="P49"><text:span text:style-name="T9">❏<text:tab/></text:span><text:span text:style-name="T11">max_enable</text:span>: number of times a host will be able to try and self remediate before they are locked out and have to call the help desk. This is useful for users who just 'click through' violation pages.</text:p>
      <text:p text:style-name="P49"><text:soft-page-break/><text:span text:style-name="T9">❏<text:tab/></text:span><text:span text:style-name="T11">auto_enable</text:span>: specifies if a host can self remediate the violation (enable network button) or if they can not and must call the help desk.</text:p>
      <text:p text:style-name="P49"><text:span text:style-name="T9">❏<text:tab/></text:span><text:span text:style-name="T11">grace</text:span>: number of minutes before the violation can reoccur. This is useful to allow hosts time (in the example 2 minutes) to download tools to fix their issue, or shutoff their peer-to-peer application.</text:p>
      <text:p text:style-name="P49"><text:span text:style-name="T9">❏<text:tab/></text:span><text:span text:style-name="T11">button_text</text:span>: text displayed on the violation form to hosts.</text:p>
      <text:p text:style-name="P49"><text:span text:style-name="T9">❏<text:tab/></text:span><text:span text:style-name="T11">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1">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2092672307" text:continue-list="list370975617" text:style-name="Outline">
        <text:list-item>
          <text:list>
            <text:list-item>
              <text:h text:style-name="P88"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49">❏<text:tab/>openssl-devel</text:p>
      <text:p text:style-name="P49">❏<text:tab/>perl-IO-Socket-SSL</text:p>
      <text:p text:style-name="P49">❏<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ext:soft-page-break/>trigger=Scan::&lt;violationId&gt;</text:p>
      <text:p text:style-name="Text_20_body">Where <text:span text:style-name="T11">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19">NOTE:</text:span> <text:span text:style-name="T16">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1">/usr/local/pf/conf/nessus/</text:span> directory and specify its filename using the <text:span text:style-name="T11">scan.nessusclient_file</text:span> configuration setting. You'll also have to specify your policy name using the <text:span text:style-name="T11">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1">scan.registration</text:span> parameter in <text:span text:style-name="T11">pf.conf</text:span>.</text:p>
      <text:p text:style-name="Text_20_body">It is also recommended to adjust <text:span text:style-name="T11">scan.duration</text:span> to reflect how long the scan takes. A progress bar of this duration will be shown to the user while he is waiting. <text:s/>By default, we set this variable to 60s.</text:p>
      <text:p text:style-name="Text_20_body"/>
      <text:p text:style-name="Heading_20_3">Adjust setuid/setgid on pfcmd</text:p>
      <text:p text:style-name="Text_20_body">Since there are some limitations by using pfcmd in setuid mode to launch the Nessus scan, you will need to remove the setuid/setgid sticky bytes from the executable</text:p>
      <text:p text:style-name="Code">chown ug-s /usr/local/pf/bin/pfcmd</text:p>
      <text:list xml:id="list657667723" text:continue-numbering="true" text:style-name="Outline">
        <text:list-item>
          <text:list>
            <text:list-item>
              <text:h text:style-name="P88" text:outline-level="2"><text:bookmark text:name="__RefHeading__4823_400627320"/>Oinkmaster<text:bookmark-end text:name="__RefHeading__4823_400627320"/></text:h>
            </text:list-item>
          </text:list>
        </text:list-item>
      </text:list>
      <text:p text:style-name="P54">Oinkmaster is a perl script that enables the possibility to update the different snort rules very easily. <text:s/>It is simple to use, and install. <text:s/>This section will show you how to implement Oinkmaster to work with PacketFence and Snort.</text:p>
      <text:p text:style-name="P54"><text:span text:style-name="Code_20__28_inline_29_"><text:span text:style-name="T20"/></text:span></text:p>
      <text:p text:style-name="P54"><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4"><text:span text:style-name="Code_20__28_inline_29_"/></text:p>
      <text:p text:style-name="P31"><text:span text:style-name="Code_20__28_inline_29_"><text:span text:style-name="T20">Configuration</text:span></text:span></text:p>
      <text:p text:style-name="P54"><text:span text:style-name="Code_20__28_inline_29_"><text:span text:style-name="T6">Here are the steps to make Oinkmaster work. <text:s/>We will assume that you already downloaded the newest oinkmaster archive :</text:span></text:span></text:p>
      <text:p text:style-name="P54"><text:span text:style-name="Code_20__28_inline_29_"><text:span text:style-name="T6"/></text:span></text:p>
      <text:p text:style-name="P25"><text:span text:style-name="Code_20__28_inline_29_"><text:span text:style-name="T6">❏<text:tab/>Untar the freshly downloaded Oinkmaster</text:span></text:span></text:p>
      <text:p text:style-name="P25"><text:span text:style-name="Code_20__28_inline_29_"><text:span text:style-name="T6">❏<text:tab/>Copy the required perl scripts into /usr/local/pf/oinkmaster. <text:s/>You need to copy over contrib and oinkmaster.pl</text:span></text:span></text:p>
      <text:p text:style-name="P26"><text:span text:style-name="Code_20__28_inline_29_"><text:span text:style-name="T6">❏<text:tab/>Copy the oinkmaster.conf provided by PacketFence (see the section above) in /usr/local/pf/conf</text:span></text:span></text:p>
      <text:p text:style-name="P27"><text:span text:style-name="Code_20__28_inline_29_"><text:span text:style-name="T6">❏<text:tab/>Modify the configuration to suit your own needs. <text:s/>Currently, the configuration file is set to fetch the bleeding rules.</text:span></text:span></text:p>
      <text:p text:style-name="P67"><text:span text:style-name="Code_20__28_inline_29_"><text:span text:style-name="T6"/></text:span></text:p>
      <text:p text:style-name="Heading_20_3"><text:span text:style-name="Code_20__28_inline_29_"><text:span text:style-name="T20">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924463892" text:continue-numbering="true" text:style-name="Outline">
        <text:list-item>
          <text:list>
            <text:list-item>
              <text:h text:style-name="P88"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3">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8">❏<text:tab/>floating network devices have to be identified using their MAC address.</text:p>
      <text:p text:style-name="P18">❏<text:tab/>linkup/linkdown traps are not enabled on the switches, only port-security traps are.</text:p>
      <text:p text:style-name="P59"/>
      <text:p text:style-name="P59">When PacketFence receives a port-security trap for a floating network device, it changes the port configuration so that:</text:p>
      <text:p text:style-name="P18">❏<text:tab/>it disables port-security</text:p>
      <text:p text:style-name="P18">❏<text:tab/>it sets the PVID</text:p>
      <text:p text:style-name="P18">❏<text:tab/>it eventually sets the port as multi-vlan (trunk) and sets the tagged Vlans </text:p>
      <text:p text:style-name="P18">❏<text:tab/>it enables linkdown traps</text:p>
      <text:p text:style-name="Text_20_body"/>
      <text:p text:style-name="Text_20_body">When PF receives a linkdown trap on a port in which a floating network device was plugged, it changes the port configuration so that: </text:p>
      <text:p text:style-name="P18">❏<text:tab/>it enables port-security</text:p>
      <text:p text:style-name="P18">❏<text:tab/>it disables linkdown traps</text:p>
      <text:p text:style-name="Text_20_body"/>
      <text:p text:style-name="Text_20_body"/>
      <text:p text:style-name="Heading_20_3"/>
      <text:p text:style-name="P14"><text:bookmark text:name="__RefHeading__4787_400627320"/>Identification<text:bookmark-end text:name="__RefHeading__4787_400627320"/></text:p>
      <text:p text:style-name="Text_20_body">As we mentioned ealier, each floating network device has to be identified. Ther are two ways to do it:</text:p>
      <text:p text:style-name="P18">❏<text:tab/>by editing conf/floating_network_device.conf</text:p>
      <text:p text:style-name="P18">❏<text:tab/>through the Web GUI, in the Configuration -&gt; Floating Network Device tab.</text:p>
      <text:p text:style-name="P46"><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46"><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18">❏<text:tab/>MAC address</text:p>
      <text:p text:style-name="P18">❏<text:tab/>IP address (in case of a static IP)</text:p>
      <text:p text:style-name="P18">❏<text:tab/>trunkPort: yes/no. Should the port be configured as a muti-vlan port ?</text:p>
      <text:p text:style-name="P18">❏<text:tab/>pvid: Vlan in which PacketFence should put the port</text:p>
      <text:p text:style-name="P18">❏<text:tab/>taggedVlan: comma separated list of Vlans. If the port is a multi-vlan, these are the Vlans that have to be tagged on the port.</text:p>
      <text:list xml:id="list1021821339" text:continue-numbering="true" text:style-name="Outline">
        <text:list-item>
          <text:h text:style-name="P107"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18">❏<text:tab/>53 (DNS), <text:span text:style-name="Code_20__28_inline_29_"><text:span text:style-name="T6">80 (HTTP), 443 (HTTPS) on eth0.2 and eth0.3</text:span></text:span></text:p>
      <text:list xml:id="list925894054" text:continue-list="list1836492651" text:style-name="L6">
        <text:list-header>
          <text:p text:style-name="P82"><text:span text:style-name="Code_20__28_inline_29_"><text:span text:style-name="T6">❏<text:tab/>162 (SNMP) and 1443 (Web Admin Interface) on eth0</text:span></text:span></text:p>
          <text:p text:style-name="P93"><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1436233956" text:continue-list="list1021821339"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text:soft-page-break/>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4"><text:span text:style-name="T9">❏<text:tab/></text:span>perl-Log-Dispatcher</text:p>
      <text:p text:style-name="P24"><text:span text:style-name="T9">❏<text:tab/></text:span>perl-Log-Dispatcher-FileRotate</text:p>
      <text:p text:style-name="P24"><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669280752"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4"><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4"><text:span text:style-name="T9">❏<text:tab/></text:span>DRBD (<text:a xlink:type="simple" xlink:href="http://www.drbd.org/">www.drbd.org</text:a>): A network based raid-1.</text:p>
      <text:p text:style-name="P60"/>
      <text:p text:style-name="P60">Since PacketFence stores most of its information in a MySQL database, the two PacketFence <text:soft-page-break/>redundant servers need to share this database in a way or another.</text:p>
      <text:p text:style-name="P60"/>
      <text:p text:style-name="P60">There are different options to share the database between the two PacketFence servers:</text:p>
      <text:p text:style-name="P24"><text:span text:style-name="T9">❏<text:tab/></text:span>A local MySQL database server on each PacketFence box configured to store its databases on a remote partition (a LUN on a SAN for example) </text:p>
      <text:list xml:id="list1007350928" text:style-name="L11">
        <text:list-item>
          <text:list>
            <text:list-item>
              <text:list>
                <text:list-item>
                  <text:list>
                    <text:list-item>
                      <text:list>
                        <text:list-item>
                          <text:list>
                            <text:list-item>
                              <text:p text:style-name="P94">You have to make sure that only one database server is running at each time (don't double-mount the partition)</text:p>
                            </text:list-item>
                          </text:list>
                        </text:list-item>
                      </text:list>
                    </text:list-item>
                  </text:list>
                </text:list-item>
              </text:list>
              <text:p text:style-name="P95"><text:span text:style-name="T9">❏<text:tab/></text:span>A local MySQL database server on each PacketFence box and replication of the database partition using DRBD</text:p>
              <text:p text:style-name="P96"><text:span text:style-name="T9">❏<text:tab/></text:span>A remote MySQL database server with its own high availability setup</text:p>
              <text:p text:style-name="P100"/>
              <text:p text:style-name="P101">In this document, we describe the second option that involves DRBD.</text:p>
              <text:p text:style-name="P101"/>
              <text:p text:style-name="P101">We assume that:</text:p>
              <text:p text:style-name="P96"><text:span text:style-name="T9">❏<text:tab/></text:span>you are using RedHat Enterprise 5 or CentOS 5.</text:p>
              <text:p text:style-name="P96"><text:span text:style-name="T9">❏<text:tab/></text:span>pf1 is the first PacketFence server</text:p>
              <text:p text:style-name="P96"><text:span text:style-name="T9">❏<text:tab/></text:span>pf2 is the second PacketFence server</text:p>
              <text:p text:style-name="P96"><text:span text:style-name="T9">❏<text:tab/></text:span>PacketFence is properly configured on each server</text:p>
              <text:p text:style-name="P96"><text:span text:style-name="T9">❏<text:tab/>t</text:span>he DRBD partition is 30G long</text:p>
              <text:p text:style-name="P96"><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444488888" text:style-name="L12">
        <text:list-header>
          <text:p text:style-name="P97"><text:span text:style-name="T9">❏<text:tab/></text:span>reduce the size of LogVol00 of 30G</text:p>
          <text:p text:style-name="P97"><text:span text:style-name="T9">❏<text:tab/></text:span>create a new partition (ext3) called mysql: 30G. You'll be asked to specify where this new partition will mounted: enter /data (or anything else that is used by Linux).</text:p>
          <text:p text:style-name="P97"><text:span text:style-name="T9">❏<text:tab/></text:span>after the first server reboot, edit <text:span text:style-name="T13">/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text:soft-page-break/>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3">/etc/drbd.conf</text:span> and put the following content:</text:p>
      <text:p text:style-name="P42">global {</text:p>
      <text:p text:style-name="P42"><text:s text:c="4"/>usage-count yes;</text:p>
      <text:p text:style-name="P42">}</text:p>
      <text:p text:style-name="P42"/>
      <text:p text:style-name="P42">common {</text:p>
      <text:p text:style-name="P42"><text:s text:c="4"/>protocol C;</text:p>
      <text:p text:style-name="P42">}</text:p>
      <text:p text:style-name="P42"/>
      <text:p text:style-name="P42">resource mysql {</text:p>
      <text:p text:style-name="P42"><text:s text:c="2"/>syncer {</text:p>
      <text:p text:style-name="P42"><text:s text:c="4"/>rate 100M;</text:p>
      <text:p text:style-name="P42"><text:s text:c="4"/>al-extents 257;</text:p>
      <text:p text:style-name="P42"><text:s text:c="2"/>}</text:p>
      <text:p text:style-name="P42"/>
      <text:p text:style-name="P42"><text:s text:c="2"/>startup {</text:p>
      <text:p text:style-name="P42"><text:s text:c="4"/>degr-wfc-timeout 120; <text:s text:c="3"/># 2 minutes.</text:p>
      <text:p text:style-name="P42"><text:s text:c="2"/>}</text:p>
      <text:p text:style-name="P42"/>
      <text:p text:style-name="P42"><text:s text:c="2"/>disk {</text:p>
      <text:p text:style-name="P42"><text:s text:c="4"/>on-io-error <text:s text:c="2"/>detach;</text:p>
      <text:p text:style-name="P42"><text:s text:c="2"/>}</text:p>
      <text:p text:style-name="P42"><text:s text:c="2"/>device <text:s text:c="7"/>/dev/drbd0;</text:p>
      <text:p text:style-name="P42"><text:s text:c="2"/>disk <text:s text:c="9"/>/dev/VolGroup00/mysql;</text:p>
      <text:p text:style-name="P42"><text:s text:c="2"/>meta-disk <text:s text:c="4"/>internal;</text:p>
      <text:p text:style-name="P42"/>
      <text:p text:style-name="P42"><text:s text:c="2"/>on pf1_server_name {</text:p>
      <text:p text:style-name="P42"><text:s text:c="4"/>address <text:s text:c="4"/>x.x.x.x:7788;</text:p>
      <text:p text:style-name="P42"><text:s text:c="2"/>}</text:p>
      <text:p text:style-name="P42"/>
      <text:p text:style-name="P42"><text:s text:c="2"/>on pf2_server_name {</text:p>
      <text:p text:style-name="P42"><text:s text:c="4"/>address <text:s text:c="4"/>y.y.y.y:7788;</text:p>
      <text:p text:style-name="P42"><text:s text:c="2"/>}</text:p>
      <text:p text:style-name="P41">}</text:p>
      <text:p text:style-name="Text_20_body">where:</text:p>
      <text:list xml:id="list87647643" text:style-name="L13">
        <text:list-header>
          <text:p text:style-name="P98"><text:soft-page-break/><text:span text:style-name="T10">❏<text:tab/></text:span><text:span text:style-name="T17">mysql</text:span> is the name of the partition you created when installing the OS</text:p>
        </text:list-header>
      </text:list>
      <text:list xml:id="list578668999" text:style-name="L14">
        <text:list-header>
          <text:p text:style-name="P99"><text:span text:style-name="T10">❏<text:tab/></text:span><text:span text:style-name="T17">pf1_server_name</text:span> and <text:span text:style-name="T17">pf2_server_name</text:span> by the real server names.</text:p>
          <text:p text:style-name="P99"><text:span text:style-name="T10">❏<text:tab/></text:span><text:span text:style-name="T17">x.x.x.x</text:span> and <text:span text:style-name="T17">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Standard"/>
      <text:p text:style-name="Standard"/>
      <text:p text:style-name="Text_20_body">You could get this kind of message:</text:p>
      <text:p text:style-name="P42">md_offset 31474053120</text:p>
      <text:p text:style-name="P42">al_offset 31474020352</text:p>
      <text:p text:style-name="P42">bm_offset 31473057792</text:p>
      <text:p text:style-name="P42"/>
      <text:p text:style-name="P42">Found ext3 filesystem which uses 30736384 kB</text:p>
      <text:p text:style-name="P42">current configuration leaves usable 30735408 kB</text:p>
      <text:p text:style-name="P42"/>
      <text:p text:style-name="P42">Device size would be truncated, which</text:p>
      <text:p text:style-name="P42">would corrupt data and result in</text:p>
      <text:p text:style-name="P42">'access beyond end of device' errors.</text:p>
      <text:p text:style-name="P42">You need to either</text:p>
      <text:p text:style-name="P42"><text:s text:c="3"/>* use external meta data (recommended)</text:p>
      <text:p text:style-name="P42"><text:s text:c="3"/>* shrink that filesystem first</text:p>
      <text:p text:style-name="P42"><text:s text:c="3"/>* zero out the device (destroy the filesystem)</text:p>
      <text:p text:style-name="P42">Operation refused.</text:p>
      <text:p text:style-name="P42"/>
      <text:p text:style-name="P42">Command 'drbdmeta 0 v08 /dev/VolGroup00/mysql internal create-md' terminated with exit code 40</text:p>
      <text:p text:style-name="P41">drbdadm create-md mysql: exited with code 40</text:p>
      <text:p text:style-name="Text_20_body"><text:s/></text:p>
      <text:p text:style-name="Text_20_body">If so, it means that you need to manually resize the partition like this:</text:p>
      <text:p text:style-name="P42">root@pf1 ~]# resize2fs -p -f /dev/VolGroup00/mysql 30735408K</text:p>
      <text:p text:style-name="P42">resize2fs 1.39 (29-May-2006)</text:p>
      <text:p text:style-name="P42">Resizing the filesystem on /dev/VolGroup00/mysql to 7683852 (4k) blocks.</text:p>
      <text:p text:style-name="P41">The filesystem on /dev/VolGroup00/mysql is now 7683852 blocks long.</text:p>
      <text:p text:style-name="Text_20_body"/>
      <text:p text:style-name="Text_20_body"><text:soft-page-break/>Then initialize the partition:</text:p>
      <text:p text:style-name="P42">[root@pf1 ~]# drbdadm create-md mysql</text:p>
      <text:p text:style-name="P42">md_offset 31474053120</text:p>
      <text:p text:style-name="P42">al_offset 31474020352</text:p>
      <text:p text:style-name="P42">bm_offset 31473057792</text:p>
      <text:p text:style-name="P42"/>
      <text:p text:style-name="P42">Found ext3 filesystem which uses 30735408 kB</text:p>
      <text:p text:style-name="P42">current configuration leaves usable 30735408 kB</text:p>
      <text:p text:style-name="P42"/>
      <text:p text:style-name="P42">Even though it looks like this would place the new meta data into</text:p>
      <text:p text:style-name="P42">unused space, you still need to confirm, as this is only a guess.</text:p>
      <text:p text:style-name="P42"/>
      <text:p text:style-name="P42">Do you want to proceed?</text:p>
      <text:p text:style-name="P42">[need to type 'yes' to confirm] yes</text:p>
      <text:p text:style-name="P42"/>
      <text:p text:style-name="P42">Writing meta data...</text:p>
      <text:p text:style-name="P42">initializing activity log</text:p>
      <text:p text:style-name="P42">NOT initialized bitmap</text:p>
      <text:p text:style-name="P41">New drbd meta data block successfully created. </text:p>
      <text:p text:style-name="Text_20_body">Start DRBD on both servers:</text:p>
      <text:p text:style-name="Code">/etc/init.d/drbd start</text:p>
      <text:p text:style-name="Text_20_body"/>
      <text:p text:style-name="Text_20_body">Make sure you see something like this in <text:span text:style-name="T13">/proc/drbd</text:span>:</text:p>
      <text:p text:style-name="P42">...</text:p>
      <text:p text:style-name="P42"/>
      <text:p text:style-name="P42"><text:s/>0: cs:Connected ro:Secondary/Secondary ds:Inconsistent/Inconsistent C r----</text:p>
      <text:p text:style-name="P41"><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3">/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text:soft-page-break/>Restart both servers.</text:p>
      <text:p text:style-name="Text_20_body"/>
      <text:p text:style-name="Text_20_body">When done, look in <text:span text:style-name="T13">/proc/drbd</text:span> and make sure you see:</text:p>
      <text:p text:style-name="P42">...</text:p>
      <text:p text:style-name="P42"><text:s/>0: cs:Connected ro:Secondary/Secondary ds:UpToDate/UpToDate C r---</text:p>
      <text:p text:style-name="P42"><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6">By default MySQL puts its data in </text:span><text:span text:style-name="T14">/var/lib/mysql</text:span><text:span text:style-name="T16">. In order to replicate data between the two servers, we mount the DRBD partition under </text:span><text:span text:style-name="T14">/var/lib/mysql</text:span><text:span text:style-name="T16">.</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7"><text:span text:style-name="T13">NOTE:</text:span> mysql being the name of the DRBD partition.</text:p>
      <text:p text:style-name="Text_20_body">In <text:span text:style-name="T13">/proc/drbd</text:span> you should see something like:</text:p>
      <text:p text:style-name="P42">...</text:p>
      <text:p text:style-name="P42"><text:s/>0: cs:Connected ro:Primary/Secondary ds:UpToDate/UpToDate C r----</text:p>
      <text:p text:style-name="P41"><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text:soft-page-break/></text:p>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3">/etc/ha.d/ha.cf</text:span> with the following content:</text:p>
      <text:p text:style-name="P42">bcast eth0</text:p>
      <text:p text:style-name="P42">bcast eth1</text:p>
      <text:p text:style-name="P42">keepalive 2</text:p>
      <text:p text:style-name="P42">warntime 30</text:p>
      <text:p text:style-name="P42">deadtime 60</text:p>
      <text:p text:style-name="P42">auto_failback off</text:p>
      <text:p text:style-name="P42">initdead 120</text:p>
      <text:p text:style-name="P42">node pf1.example.org</text:p>
      <text:p text:style-name="P42">node pf2.example.org</text:p>
      <text:p text:style-name="P41">use_logd yes</text:p>
      <text:p text:style-name="Text_20_body">Here we assume that the redundant connections for the Heartbeat between the 2 servers are on eth0 and eth1</text:p>
      <text:p text:style-name="Text_20_body"/>
      <text:p text:style-name="Text_20_body"/>
      <text:p text:style-name="Text_20_body"/>
      <text:p text:style-name="Text_20_body">Create <text:span text:style-name="T13">/etc/ha.d/haresources</text:span> with the following content:</text:p>
      <text:p text:style-name="Code">pf1.example.com Ipaddr2::x.x.x.x IfUp::eth0.y IfUp::eth0.z drbddisk::mysql Filesystem::/dev/drbd0::/var/lib/mysql::ext3 mysqld packetfence</text:p>
      <text:p text:style-name="Text_20_body"/>
      <text:p text:style-name="P24"><text:span text:style-name="T10">❏<text:tab/></text:span><text:span text:style-name="T17">x.x.x.x</text:span> is PF admin virtual address</text:p>
      <text:p text:style-name="P24"><text:span text:style-name="T10">❏<text:tab/></text:span><text:span text:style-name="T17">eth0.y</text:span> is the name of the NIC configuration file (<text:span text:style-name="T13">/etc/sysconfig/network-scripts/ifcfg_eth0.y</text:span>) dedicated to IP address in vlan y (registration for example).</text:p>
      <text:p text:style-name="P24"><text:span text:style-name="T10">❏<text:tab/></text:span><text:span text:style-name="T17">eth0.z</text:span> is the name of the NIC configuration file (<text:span text:style-name="T13">/etc/sysconfig/network-scripts/ifcfg_eth0.z</text:span>) dedicated to IP address in vlan z (isolation for example).</text:p>
      <text:p text:style-name="Text_20_body"/>
      <text:p text:style-name="Text_20_body">Create the <text:span text:style-name="T13">/etc/ha.d/resource.d/IfUp</text:span> script that will mount IP addresses in Registration, Isolation, <text:s/>(eth0.y, etho0.z) with the following content:</text:p>
      <text:p text:style-name="P42">case "$2" in</text:p>
      <text:p text:style-name="P42"><text:soft-page-break/><text:s text:c="8"/>start)</text:p>
      <text:p text:style-name="P42"><text:s text:c="16"/>echo -n "Mounting $1"</text:p>
      <text:p text:style-name="P42"><text:s text:c="16"/>/sbin/ifup $1</text:p>
      <text:p text:style-name="P42"><text:s text:c="16"/>echo "."</text:p>
      <text:p text:style-name="P42"><text:s text:c="16"/>;;</text:p>
      <text:p text:style-name="P42"><text:s text:c="8"/>stop)</text:p>
      <text:p text:style-name="P42"><text:s text:c="16"/>echo -n "Unmounting $1"</text:p>
      <text:p text:style-name="P42"><text:s text:c="16"/>/sbin/ifdown $1</text:p>
      <text:p text:style-name="P42"><text:s text:c="16"/>echo "."</text:p>
      <text:p text:style-name="P42"><text:s text:c="16"/>;;</text:p>
      <text:p text:style-name="P42"><text:s text:c="8"/>*)</text:p>
      <text:p text:style-name="P42"><text:s text:c="16"/>echo "Usage: $0 {start|stop}"</text:p>
      <text:p text:style-name="P42"><text:s text:c="16"/>exit 1</text:p>
      <text:p text:style-name="P42"><text:s text:c="16"/>;;</text:p>
      <text:p text:style-name="P41">esac</text:p>
      <text:p text:style-name="Standard">and make it executable:</text:p>
      <text:p text:style-name="Code">chmod 755 /etc/ha.d/resource.d/IfUp</text:p>
      <text:p text:style-name="Standard"/>
      <text:p text:style-name="Standard">Create <text:span text:style-name="T13">/etc/ha.d/authkeys</text:span> with the following content:</text:p>
      <text:p text:style-name="P42">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3">/etc/logd.cf</text:span> with the following content:</text:p>
      <text:p text:style-name="P42">debugfile /var/log/ha-debug</text:p>
      <text:p text:style-name="P42">logfile /var/log/ha-log</text:p>
      <text:p text:style-name="Code">logfacility daemon</text:p>
      <text:p text:style-name="P57"><text:span text:style-name="T13">NOTE:</text:span> Make sure port 694 is opened (through iptables) on both servers</text:p>
      <text:p text:style-name="Text_20_body"/>
      <text:p text:style-name="Text_20_body">Start Heartbeat:</text:p>
      <text:p text:style-name="Code">service heartbeat start</text:p>
      <text:p text:style-name="Text_20_body"><text:soft-page-break/>Look at Heartbeat log file <text:span text:style-name="T18">/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1476608996" text:continue-list="list1669280752" text:style-name="Outline">
        <text:list-item>
          <text:list>
            <text:list-item>
              <text:list>
                <text:list-item>
                  <text:list>
                    <text:list-item>
                      <text:h text:style-name="P72"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647745580" text:continue-numbering="true" text:style-name="Outline">
        <text:list-item>
          <text:list>
            <text:list-item>
              <text:list>
                <text:list-item>
                  <text:list>
                    <text:list-item>
                      <text:h text:style-name="P72" text:outline-level="4"/>
                    </text:list-item>
                    <text:list-item>
                      <text:h text:style-name="P72" text:outline-level="4">Heartbeat Configuration</text:h>
                    </text:list-item>
                  </text:list>
                </text:list-item>
              </text:list>
            </text:list-item>
          </text:list>
        </text:list-item>
      </text:list>
      <text:p text:style-name="P29">Add RADIUS to the managed resources :</text:p>
      <text:p text:style-name="P30">pf1.example.com Ipaddr2::x.x.x.x IfUp::eth0.y IfUp::eth0.z drbddisk::mysql Filesystem::/dev/drbd0::/var/lib/mysql::ext3 mysqld packetfence radiusd</text:p>
      <text:p text:style-name="Text_20_body"/>
      <text:list xml:id="list312225888"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40">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40">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40">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40">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_slow_queries = ON<text:line-break/>log-slow-queries=/var/log/mysql/slow-queries.log<text:line-break/>long_query_time = 10<text:line-break/>log-long-format</text:p>
      <text:p text:style-name="Text_20_body"/>
      <text:p text:style-name="Text_20_body">Start up MySQL and PacketFence</text:p>
      <text:p text:style-name="Code"><text:soft-page-break/># /etc/init.d/mysqld start<text:line-break/>Starting MySQL: <text:s text:c="43"/>[ <text:s/>OK <text:s/>]</text:p>
      <text:p text:style-name="Code"># /etc/init.d/packetfence start<text:lin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40">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40">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40">Device: <text:s text:c="11"/>tps <text:s text:c="2"/>Blk_read/s <text:s text:c="2"/>Blk_wrtn/s <text:s text:c="2"/>Blk_read <text:s text:c="2"/>Blk_wrtn<text:line-break/>cciss/c0d0 <text:s text:c="7"/>4.80 <text:s text:c="8"/>0.00 <text:s text:c="7"/>48.00 <text:s text:c="9"/>0 <text:s text:c="7"/>240</text:p>
      <text:p text:style-name="Text_20_body"/>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1">locationlog</text:span> table. We recommend that closed entries in this table be moved to the archive table <text:span text:style-name="T11">locationlog_history</text:span> after some time. A closed record is one where the <text:span text:style-name="T11">end_time </text:span>field is set to a date (strickly speaking it is when <text:span text:style-name="T11">end_time</text:span> is not null and not equals to 0).</text:p>
      <text:p text:style-name="P62">We provide a script called <text:span text:style-name="T11">database-backup-and-maintenance.sh</text:span> located in <text:span text:style-name="T11">addons/</text:span> that performs this cleanup in addition to optimize tables on Sunday and daily backups.</text:p>
      <text:p text:style-name="P62"/>
      <text:p text:style-name="Heading_20_3"><text:soft-page-break/>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8"><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879324535" text:continue-numbering="true" text:style-name="Outline">
        <text:list-item>
          <text:list>
            <text:list-item>
              <text:h text:style-name="P88" text:outline-level="2"><text:bookmark text:name="__RefHeading__6431_1006122953"/>Captive portal optimizations<text:bookmark-end text:name="__RefHeading__6431_1006122953"/></text:h>
            </text:list-item>
          </text:list>
        </text:list-item>
      </text:list>
      <text:p text:style-name="P35">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1">/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58"/>
      <text:p text:style-name="Text_20_body">This will allow the following browsers to reach the captive portal:</text:p>
      <text:p text:style-name="P28">❏<text:tab/>BlackBerry</text:p>
      <text:p text:style-name="P24"><text:span text:style-name="T9">❏<text:tab/></text:span>Firefox</text:p>
      <text:p text:style-name="P28">❏<text:tab/>Google Chrome</text:p>
      <text:p text:style-name="P28">❏<text:tab/>Internet Explorer</text:p>
      <text:p text:style-name="P28">❏<text:tab/>Opera</text:p>
      <text:p text:style-name="P28">❏<text:tab/>Safari</text:p>
      <text:list xml:id="list1219354209"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
      <text:p text:style-name="Heading_20_3">How can I check that PacketFence is active ?</text:p>
      <text:p text:style-name="Code">service packetfence status</text:p>
      <text:p text:style-name="Text_20_body"/>
      <text:p text:style-name="Heading_20_3">How can I update PacketFence, I cannot see the updates for RPMForge or PacketFence packages?</text:p>
      <text:p text:style-name="Text_20_body">By default, we disable those repositories to avoid potential problems. <text:s/>If you are ready to update your PacketFence, use the –enablerepo flag with yum :</text:p>
      <text:p text:style-name="Code">yum update --enablerepo=PacketFence,rpmforge </text:p>
      <text:list xml:id="list851121882" text:continue-numbering="true" text:style-name="Outline">
        <text:list-item>
          <text:list>
            <text:list-item>
              <text:h text:style-name="Heading_20_2" text:outline-level="2"/>
            </text:list-item>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text:soft-page-break/>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Text_20_body"/>
      <text:p text:style-name="Heading_20_3">How to add a new person ?</text:p>
      <text:p text:style-name="Text_20_body">Go in the Web Admin GUI to Person -&gt; Add </text:p>
      <text:p text:style-name="Text_20_body">Fill the 2 following fields:</text:p>
      <text:list xml:id="list394943870" text:style-name="L15">
        <text:list-item>
          <text:list>
            <text:list-header>
              <text:p text:style-name="P85">❏<text:tab/>Identifier</text:p>
              <text:p text:style-name="P85">❏<text:tab/>Notes</text:p>
            </text:list-header>
          </text:list>
        </text:list-item>
      </text:list>
      <text:p text:style-name="Text_20_body">Click on the Add button to save it</text:p>
      <text:p text:style-name="Text_20_body"/>
      <text:p text:style-name="Heading_20_3">How can I provide different rights to users of the admin Web interface?</text:p>
      <text:p text:style-name="Text_20_body">Starting with PacketFence 1.9.1 this is now possible. Have a look at the <text:span text:style-name="T11">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text:soft-page-break/>; Syntax:<text:line-break/>; <text:s text:c="6"/>&lt;pagename&gt;={1|2|3|4|5}<text:line-break/>[permissions]<text:line-break/>status=1<text:line-break/>person=2<text:line-break/>node=2<text:line-break/>violation=3<text:line-break/>configuration=4<text:line-break/>administration=4<text:line-break/>scan=3</text:p>
      <text:p text:style-name="Text_20_body"/>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11">default_role</text:span> entry under <text:span text:style-name="T11">[users]</text:span>).</text:p>
      <text:p text:style-name="Text_20_body">Note: Users need to logout and re-login in order for permission changes to take effect.</text:p>
      <text:p text:style-name="Heading_20_3"/>
      <text:p text:style-name="Heading_20_3">How can users authenticate using LDAP or Active Directory (AD) instead of using a local flat file?</text:p>
      <text:p text:style-name="Text_20_body">Have a look into the <text:span text:style-name="T11">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1018272647" text:continue-list="list851121882"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I need more flexible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11">pf::vlan::custom</text:span> will take precedence over the default behavior in <text:span text:style-name="T11">pf::vlan</text:span>.</text:p>
      <text:p text:style-name="Text_20_body">If you have many VLANs depending on node attributes (i.e.: categories), SSIDs or MAC attributes, you need to put some effort into redefining the <text:span text:style-name="Code_20__28_inline_29_">get_normal_vlan()</text:span> function. </text:p>
      <text:p text:style-name="Text_20_body">Have a look at <text:span text:style-name="T11">/usr/local/pf/lib/pf/vlan/custom.pm </text:span>which already has many examples commented out. Here are a few of them. You only have to remove the comments to have them take effect.</text:p>
      <text:p text:style-name="P6"><text:soft-page-break/>Return <text:span text:style-name="Code_20__28_inline_29_">customVlan5</text:span> (as defined in <text:span text:style-name="Code_20__28_inline_29_">switches.conf</text:span>) to the nodes in the admin category:</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admin category<text:line-break/> <text:s text:c="3"/># return customVlan5 to nodes in the admin category<text:line-break/> <text:s text:c="3"/>if (defined($node_info-&gt;{'category'}) &amp;&amp; lc($node_info-&gt;{'category'}) eq "admin") {<text:line-break/> <text:s text:c="7"/>return $switch-&gt;getVlanByName('customVlan5');<text:line-break/> <text:s text:c="3"/>}<text:line-break/> <text:s text:c="3"/>return $switch-&gt;getVlanByName('normalVlan');<text:line-break/>}</text:p>
      <text:p text:style-name="Text_20_body"/>
      <text:p text:style-name="Text_20_body">Return <text:span text:style-name="Code_20__28_inline_29_">guestVlan</text:span> to anyone who logged in as user guest:</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simple guest user <text:line-break/> <text:s text:c="3"/># return guestVlan for pid=guest<text:line-break/> <text:s text:c="3"/>if (defined($node_info-&gt;{pid}) &amp;&amp; $node_info-&gt;{pid} =~ /^guest$/i) {<text:line-break/> <text:s text:c="7"/>return $switch-&gt;getVlanByName('guestVlan');<text:line-break/> <text:s text:c="3"/>}<text:line-break/> <text:s text:c="3"/>return $switch-&gt;getVlanByName('normalVlan');<text:line-break/>}</text:p>
      <text:p text:style-name="Text_20_body"/>
      <text:p text:style-name="Text_20_body">If a node has a Bypass VLAN set, use this value instead of <text:span text:style-name="Code_20__28_inline_29_">normalVlan</text:span>:</text:p>
      <text:p text:style-name="Code">sub get_normal_vlan {<text:line-break/> <text:s text:c="3"/>my ($this, $switch, $ifIndex, $mac, $node_info, $connection_type, $user_name, $ssid) = @_;<text:line-break/> <text:s text:c="3"/>my $logger = Log::Log4perl-&gt;get_logger();<text:line-break/><text:line-break/> <text:s text:c="3"/># custom example: enforce a node's bypass VLAN <text:line-break/> <text:s text:c="3"/># If node record has a bypass_vlan prefer it over normalVlan<text:line-break/> <text:s text:c="3"/>if (defined($node_info-&gt;{'bypass_vlan'}) &amp;&amp; $node_info-&gt;{'bypass_vlan'} ne '') {<text:line-break/> <text:s text:c="7"/>return $node_info-&gt;{'bypass_vlan'};<text:line-break/> <text:s text:c="3"/>}<text:line-break/> <text:s text:c="3"/>return $switch-&gt;getVlanByName('normalVlan');<text:line-break/>}</text:p>
      <text:p text:style-name="Text_20_body"><text:soft-page-break/></text:p>
      <text:p text:style-name="Text_20_body">Return the <text:span text:style-name="Code_20__28_inline_29_">customVlan1</text:span> for users connected to the PacketFenceRocks SSID:</text:p>
      <text:p text:style-name="Code">sub get_normal_vlan {<text:line-break/> <text:s text:c="3"/>my ($this, $switch, $ifIndex, $mac, $node_info, $connection_type, $user_name, $ssid) = @_;<text:line-break/> <text:s text:c="3"/>my $logger = Log::Log4perl-&gt;get_logger();<text:line-break/><text:line-break/> <text:s text:c="3"/># custom example: VLAN by SSID<text:line-break/> <text:s text:c="3"/># return customVlan1 if SSID is 'PacketFenceRocks'<text:line-break/> <text:s text:c="3"/>if (defined($ssid) &amp;&amp; $ssid eq 'PacketFenceRocks') {<text:line-break/> <text:s text:c="7"/>return $switch-&gt;getVlanByName('customVlan1');<text:line-break/> <text:s text:c="3"/>}<text:line-break/> <text:s text:c="3"/>return $switch-&gt;getVlanByName('normalVlan');<text:line-break/>}</text:p>
      <text:p text:style-name="Text_20_body"/>
      <text:p text:style-name="Text_20_body">Instead of using the flexible VLAN name where actual VLAN numbers are looked up in <text:span text:style-name="Code_20__28_inline_29_">switches.conf</text:span> you can specify VLAN tags directly if you want to. For example a <text:span text:style-name="Code_20__28_inline_29_">return 5;</text:span> would put the user in VLAN 5. We favor using VLAN names because you don't need to change the code to change a VLAN.</text:p>
      <text:p text:style-name="Text_20_body"/>
      <text:p text:style-name="Heading_20_3">How do I let users trapped in registration or isolation reach certain Websites (Passthrough)?</text:p>
      <text:p text:style-name="Text_20_body">What you are trying to accomplish is called passthrough. Passthrough configuration is defined in <text:span text:style-name="T11">/usr/local/pf/conf/pf.conf </text:span>under <text:span text:style-name="T11">[passthroughs]</text:span>.</text:p>
      <text:p text:style-name="Text_20_body">The format is <text:span text:style-name="T11">name=URL </text:span>where name is only for reference and URL must be a valid URL of the form: <text:span text:style-name="T11">protocol://domain/</text:span> or <text:span text:style-name="T11">protocol://domain/resource</text:span>. Supported protocols are http and https.</text:p>
      <text:p text:style-name="Text_20_body">Also, under <text:span text:style-name="T11">[trapping]</text:span> you need <text:span text:style-name="T11">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list xml:id="list1412569726" text:continue-numbering="true" text:style-name="Outline">
        <text:list-item>
          <text:list>
            <text:list-item>
              <text:h text:style-name="Heading_20_2" text:outline-level="2"/>
            </text:list-item>
            <text:list-item>
              <text:h text:style-name="P88" text:outline-level="2"><text:bookmark text:name="__RefHeading__4815_400627320"/>Switches<text:bookmark-end text:name="__RefHeading__4815_400627320"/></text:h>
            </text:list-item>
          </text:list>
        </text:list-item>
      </text:list>
      <text:p text:style-name="Heading_20_3"><office:annotation><dc:creator>Olivier Bilodeau</dc:creator><dc:date>2010-12-13T12:20:12</dc:date><text:p text:style-name="P111"><text:span text:style-name="T22">Redundancy with switch configuration</text:span></text:p></office:annotation>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608185153" text:style-name="L16">
        <text:list-header>
          <text:p text:style-name="P87"/>
          <text:p text:style-name="P86">❏<text:tab/>ip: switch IP address </text:p>
          <text:p text:style-name="P86">❏<text:tab/>mode </text:p>
          <text:list>
            <text:list-item>
              <text:p text:style-name="P102">testing: pfsetvlan writes in the log files what it would normally do, but it doesn't react on the traps, it does not change any VLAN.</text:p>
            </text:list-item>
            <text:list-item>
              <text:p text:style-name="P102">registration: pfsetvlan automatically register all MAC addresses seen on the switch ports. As in testing mode, no VLAN changes are done.</text:p>
            </text:list-item>
            <text:list-item>
              <text:p text:style-name="P102">production: this is the regular working mode; pfsetvlan sends the SNMP writes to change the VLAN on the switch ports.</text:p>
              <text:p text:style-name="P103"><text:span text:style-name="T13">CAUTION</text:span>: <text:span text:style-name="T16">If [trapping.testing] (see pf.conf) is enabled, PacketFence will consider that all the switches are in test whatever the working mode is !</text:span></text:p>
            </text:list-item>
          </text:list>
          <text:p text:style-name="P86">❏<text:tab/>uplink: list of ports that are NOT managed by PacketFence. All uplink ports must be defined here! </text:p>
          <text:list text:continue-numbering="true">
            <text:list-item>
              <text:p text:style-name="P102">Dynamic (default): PF queries the switch using CDP (Cisco only !!) to get the uplinks</text:p>
            </text:list-item>
            <text:list-item>
              <text:p text:style-name="P102">1,2,10001,10002,... : uplink list <text:s/>if a hub is plugged in a port, this port must be declared as uplink !!! </text:p>
            </text:list-item>
          </text:list>
          <text:p text:style-name="P86">❏<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102">Cisco::Catalyst_2960</text:p>
            </text:list-item>
            <text:list-item>
              <text:p text:style-name="P102">Extreme::Summit_X250e</text:p>
            </text:list-item>
          </text:list>
        </text:list-header>
      </text:list>
      <text:p text:style-name="Heading_20_3"/>
      <text:p text:style-name="Text_20_body"/>
      <text:p text:style-name="Heading_20_3"><text:soft-page-break/>I want to manage only some ports on a switch but not all the ports. How can I do that ?</text:p>
      <text:p text:style-name="P64">You need to use the uplink parameter. All the ports declared as uplinks will be ignored and not managed by PacketFence. This parameter is defined in the <text:span text:style-name="T11">[default]</text:span> section of <text:span text:style-name="T11">/usr/local/pf/conf/switches.conf</text:span>.  You can define a different uplink list for each switch. <text:span text:style-name="T13">You have to use the ifIndex of a port (not its port number) !</text:span></text:p>
      <text:p text:style-name="P63"/>
      <text:p text:style-name="Text_20_body"/>
      <text:list xml:id="list1229041837" text:continue-list="list1412569726" text:style-name="Outline">
        <text:list-item>
          <text:list>
            <text:list-item>
              <text:h text:style-name="P88"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11">/usr/local/pf/logs</text:span>:</text:p>
      <text:list xml:id="list462328506" text:continue-list="list608185153" text:style-name="L16">
        <text:list-header>
          <text:p text:style-name="P86">❏<text:tab/><text:span text:style-name="T11">admin_error_log</text:span></text:p>
          <text:p text:style-name="P86">❏<text:tab/><text:span text:style-name="T11">error_log</text:span></text:p>
          <text:p text:style-name="P86">❏<text:tab/><text:span text:style-name="T11">packetfence.log</text:span></text:p>
          <text:p text:style-name="P87"/>
        </text:list-header>
      </text:list>
      <text:p text:style-name="Heading_20_3">When I plug a computer in a switch, it does not get a network access</text:p>
      <text:list xml:id="list1360740036" text:continue-numbering="true" text:style-name="L16">
        <text:list-header>
          <text:p text:style-name="P86">❏<text:tab/>Make sure PF gets traps from that switch</text:p>
          <text:p text:style-name="P86">❏<text:tab/>Make sure PF reacts when it receives traps from that switch: look into <text:span text:style-name="T11">/usr/local/pf/logs/packetfence.log</text:span></text:p>
          <text:p text:style-name="P87"/>
        </text:list-header>
      </text:list>
      <text:p text:style-name="Heading_20_3">How to make sure PacketFence gets traps from a switch ?</text:p>
      <text:p text:style-name="P18">❏<text:tab/>Make sure network connectivity is fine between the switch and PF</text:p>
      <text:p text:style-name="P18">❏<text:tab/>Make sure port 162 (UDP) is open on the PF server</text:p>
      <text:p text:style-name="P18">❏<text:tab/>Make sure you define PF as a trap receiver in the switch</text:p>
      <text:p text:style-name="P18">❏<text:tab/>Make sure the switch uses the right snmp settings (community, snmp version,...) to send traps to PF. Checkout the SNMP settings in the switch</text:p>
      <text:p text:style-name="Text_20_body">You could use <text:span text:style-name="T11">tcpdump</text:span> to see if PF receives traps: ''<text:span text:style-name="T11">tcpdump -i ethx port 162</text:span>'' </text:p>
      <text:p text:style-name="Heading_20_3"/>
      <text:p text:style-name="Heading_20_3">Where should I look to see what PacketFence does when it gets a trap ?</text:p>
      <text:p text:style-name="Text_20_body"><text:s/>Look into <text:span text:style-name="T11">/usr/local/pf/logs/packetfence.log</text:span>: PacketFence logs there everything it does for every trap.</text:p>
      <text:p text:style-name="Text_20_body"/>
      <text:p text:style-name="Heading_20_3"><text:soft-page-break/>PacketFence receives traps but does not do anything</text:p>
      <text:p text:style-name="Text_20_body">There could be many reasons mentioned in <text:span text:style-name="T11">/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list xml:id="list404221691" text:style-name="L17">
        <text:list-header>
          <text:p text:style-name="P104">- Is the new Vlan defined in the switch ?</text:p>
          <text:p text:style-name="P104"/>
        </text:list-header>
      </text:list>
      <text:p text:style-name="Heading_20_3">How do I configure a client to do Wired 802.1X?</text:p>
      <text:p text:style-name="Text_20_body"><office:annotation><dc:creator>Olivier Bilodeau</dc:creator><dc:date>2010-12-13T17:55:44</dc:date><text:p text:style-name="P111"><text:span text:style-name="T22">TODO</text:span></text:p><text:p text:style-name="P111"><text:span text:style-name="T22">Concepts (PEAP/MSCHAPv2, ...)</text:span></text:p><text:p text:style-name="P111"><text:span text:style-name="T22">Instructions Win, Mac OS X, Ubuntu (Network Manager)</text:span></text:p></office:annotation>To be contributed...</text:p>
      <text:p text:style-name="Heading_20_3"/>
      <text:p text:style-name="Heading_20_3">How do I configure a client to do Wireless 802.1X?</text:p>
      <text:p text:style-name="Text_20_body"><office:annotation><dc:creator>Olivier Bilodeau</dc:creator><dc:date>2010-12-13T17:57:00</dc:date><text:p text:style-name="P111"><text:span text:style-name="T23">TODO</text:span></text:p><text:p text:style-name="P111"><text:span text:style-name="T23">Concepts (PEAP/MSCHAPv2, ...)</text:span></text:p><text:p text:style-name="P111"><text:span text:style-name="T23">Instructions Win, Mac OS X, Ubuntu (Network Manager)</text:span></text:p></office:annotation>To be contributed...</text:p>
      <text:list xml:id="list2005802689" text:continue-list="list1229041837"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6">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6">VLAN assignment effectively isolate your hosts at the OSI Layer2 meaning that it is the trickiest method to bypass and is the one which adapts best to your environment since it glues into your current VLAN assignment methodology.</text:p>
      <text:p text:style-name="P6"/>
      <text:p text:style-name="Heading_20_3"><text:bookmark text:name="__RefHeading__3833_207050735"/>VLAN assignment techniques<text:bookmark-end text:name="__RefHeading__3833_207050735"/></text:p>
      <text:list xml:id="list928877957" text:continue-numbering="true" text:style-name="Outline">
        <text:list-item>
          <text:list>
            <text:list-item>
              <text:list>
                <text:list-item>
                  <text:list>
                    <text:list-item>
                      <text:h text:style-name="P73" text:outline-level="4">Port-security and SNMP</text:h>
                    </text:list-item>
                  </text:list>
                </text:list-item>
              </text:list>
            </text:list-item>
          </text:list>
        </text:list-item>
      </text:list>
      <text:p text:style-name="P6">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6">Aside from the VoIP isolation dilemma, it is the technique that has proven to be reliable and that has the most switch vendor support.</text:p>
      <text:p text:style-name="P6"/>
      <text:list xml:id="list47084149" text:continue-numbering="true" text:style-name="Outline">
        <text:list-item>
          <text:list>
            <text:list-item>
              <text:list>
                <text:list-item>
                  <text:list>
                    <text:list-item>
                      <text:h text:style-name="P74" text:outline-level="4">Wired: 802.1X + MAC Authentication</text:h>
                    </text:list-item>
                  </text:list>
                </text:list-item>
              </text:list>
            </text:list-item>
          </text:list>
        </text:list-item>
      </text:list>
      <text:p text:style-name="P6">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8">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6">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6">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1670684687" text:continue-numbering="true" text:style-name="Outline">
        <text:list-item>
          <text:list>
            <text:list-item>
              <text:list>
                <text:list-item>
                  <text:list>
                    <text:list-item>
                      <text:h text:style-name="P74" text:outline-level="4"/>
                    </text:list-item>
                    <text:list-item>
                      <text:h text:style-name="Heading_20_4" text:outline-level="4">Wireless: 802.1X + MAC authentication</text:h>
                    </text:list-item>
                  </text:list>
                </text:list-item>
              </text:list>
            </text:list-item>
          </text:list>
        </text:list-item>
      </text:list>
      <text:p text:style-name="P6">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6">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6"/>
      <text:p text:style-name="Standard"/>
      <text:list xml:id="list1450224424" text:continue-numbering="true" text:style-name="Outline">
        <text:list-item>
          <text:list>
            <text:list-item>
              <text:h text:style-name="P88" text:outline-level="2"><text:bookmark text:name="__RefHeading__4767_400627320"/><office:annotation><dc:creator>Olivier Bilodeau</dc:creator><dc:date>2010-12-14T13:47:42</dc:date><text:p text:style-name="P111"><text:span text:style-name="T22">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583875258"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940052603"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821260760"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3">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299063522"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1">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850254814"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23341231"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275724602"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1228028706" text:continue-numbering="true" text:style-name="Outline">
        <text:list-item>
          <text:list>
            <text:list-item>
              <text:list>
                <text:list-item>
                  <text:list>
                    <text:list-item>
                      <text:h text:style-name="P70"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614504965" text:continue-numbering="true" text:style-name="Outline">
        <text:list-item>
          <text:list>
            <text:list-item>
              <text:list>
                <text:list-item>
                  <text:list>
                    <text:list-item>
                      <text:h text:style-name="P70"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337462872" text:continue-numbering="true" text:style-name="Outline">
        <text:list-item>
          <text:list>
            <text:list-item>
              <text:list>
                <text:list-item>
                  <text:list>
                    <text:list-item>
                      <text:h text:style-name="P74"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2">Comment or delete all other statements.</text:p>
      <text:p text:style-name="P32"/>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1628531095" text:continue-numbering="true" text:style-name="Outline">
        <text:list-item>
          <text:list>
            <text:list-item>
              <text:list>
                <text:list-item>
                  <text:list>
                    <text:list-item>
                      <text:h text:style-name="P71" text:outline-level="4"/>
                    </text:list-item>
                    <text:list-item>
                      <text:h text:style-name="P71"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9"/>
      <text:list xml:id="list1644407190"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5">FreeRADIUS 1.x Configuration</text:p>
      <text:p text:style-name="Text_20_body">Make sure to install the following packages:</text:p>
      <text:p text:style-name="P46">❏<text:tab/>freeradius</text:p>
      <text:p text:style-name="P46"/>
      <text:list xml:id="list38479980"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941820653"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679127474"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821246253"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409749442"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1073168883"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635639968"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71172891"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655762198"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3"/>
      <text:list xml:id="list1110559922"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1 Inverse inc.<text:tab/><text:chapter text:display="name" text:outline-level="1">Introduction</text:chapter><text:tab/><text:page-number text:select-page="current">1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07-16T16:03:33</meta:creation-date>
    <dc:date>2011-03-25T14:35:43</dc:date>
    <meta:editing-cycles>904</meta:editing-cycles>
    <meta:editing-duration>P15DT12H24M11S</meta:editing-duration>
    <meta:printed-by>Olivier Bilodeau</meta:printed-by>
    <meta:print-date>2010-07-14T16:24:11</meta:print-date>
    <meta:document-statistic meta:table-count="3" meta:image-count="10" meta:object-count="0" meta:page-count="95" meta:paragraph-count="1363" meta:word-count="14408" meta:character-count="101431"/>
    <dc:creator>Olivier Bilodeau</dc:creator>
    <meta:user-defined meta:name="Info 1"/>
    <meta:user-defined meta:name="Info 2"/>
    <meta:user-defined meta:name="Info 3"/>
    <meta:user-defined meta:name="Info 4"/>
  </office:meta>
</office:document-meta>
</file>